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0560000004F227575D4.jpg" manifest:media-type="image/jpeg"/>
  <manifest:file-entry manifest:full-path="Pictures/100000000000007F000000689CBDC6F3.png" manifest:media-type="image/png"/>
  <manifest:file-entry manifest:full-path="Pictures/TablePreview4.svm" manifest:media-type=""/>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4">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3" style:family="graphic" style:parent-style-name="standard">
      <style:graphic-properties draw:textarea-horizontal-align="justify" draw:textarea-vertical-align="middle" draw:auto-grow-height="false" fo:min-height="1.376cm" fo:min-width="6.261cm"/>
    </style:style>
    <style:style style:name="gr15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9" style:family="graphic" style:parent-style-name="standard">
      <style:graphic-properties draw:textarea-horizontal-align="justify" draw:textarea-vertical-align="middle" draw:auto-grow-height="false" fo:min-height="0.136cm" fo:min-width="0.849cm"/>
    </style:style>
    <style:style style:name="gr160" style:family="graphic" style:parent-style-name="standard">
      <style:graphic-properties draw:textarea-horizontal-align="justify" draw:textarea-vertical-align="middle" draw:auto-grow-height="false" fo:min-height="1.184cm" fo:min-width="0.934cm"/>
    </style:style>
    <style:style style:name="gr16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6" style:family="graphic" style:parent-style-name="standard">
      <style:graphic-properties draw:textarea-horizontal-align="justify" draw:textarea-vertical-align="middle" draw:auto-grow-height="false" fo:min-height="1.433cm" fo:min-width="6.29cm"/>
    </style:style>
    <style:style style:name="gr167" style:family="graphic" style:parent-style-name="standard">
      <style:graphic-properties draw:fill="none" draw:textarea-vertical-align="middle" draw:auto-grow-height="false" fo:min-height="0.667cm" fo:min-width="6.161cm"/>
    </style:style>
    <style:style style:name="gr16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3" style:family="graphic" style:parent-style-name="standard">
      <style:graphic-properties draw:textarea-horizontal-align="justify" draw:textarea-vertical-align="middle" draw:auto-grow-height="false" fo:min-height="0.674cm" fo:min-width="0cm"/>
    </style:style>
    <style:style style:name="gr174" style:family="graphic" style:parent-style-name="standard">
      <style:graphic-properties draw:textarea-horizontal-align="justify" draw:textarea-vertical-align="middle" draw:auto-grow-height="false" fo:min-height="0.658cm" fo:min-width="1.599cm"/>
    </style:style>
    <style:style style:name="gr17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0" style:family="graphic" style:parent-style-name="standard">
      <style:graphic-properties draw:fill="none" draw:textarea-vertical-align="middle" draw:auto-grow-height="false" fo:min-height="0.444cm" fo:min-width="0.308cm"/>
    </style:style>
    <style:style style:name="gr18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6" style:family="graphic" style:parent-style-name="standard">
      <style:graphic-properties draw:fill="solid" draw:fill-color="#729fcf" draw:textarea-horizontal-align="justify" draw:textarea-vertical-align="middle" draw:auto-grow-height="false" fo:min-height="0cm" fo:min-width="0.689cm"/>
    </style:style>
    <style:style style:name="gr18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2" style:family="graphic" style:parent-style-name="standard">
      <style:graphic-properties draw:fill="none" draw:textarea-vertical-align="middle" draw:auto-grow-height="false" fo:min-height="0.444cm" fo:min-width="1.77cm"/>
    </style:style>
    <style:style style:name="gr193" style:family="graphic" style:parent-style-name="standard">
      <style:graphic-properties draw:textarea-vertical-align="middle"/>
    </style:style>
    <style:style style:name="gr19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9" style:family="graphic" style:parent-style-name="standard">
      <style:graphic-properties draw:fill="solid" draw:fill-color="#729fcf" draw:textarea-horizontal-align="justify" draw:textarea-vertical-align="middle" draw:auto-grow-height="false" fo:min-height="0cm" fo:min-width="1.761cm"/>
    </style:style>
    <style:style style:name="gr20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5" style:family="graphic" style:parent-style-name="standard">
      <style:graphic-properties draw:fill="none" draw:textarea-vertical-align="middle" draw:auto-grow-height="false" fo:min-height="0.444cm" fo:min-width="2.613cm"/>
    </style:style>
    <style:style style:name="gr20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1" style:family="graphic" style:parent-style-name="standard">
      <style:graphic-properties draw:fill="solid" draw:fill-color="#729fcf" draw:textarea-horizontal-align="justify" draw:textarea-vertical-align="middle" draw:auto-grow-height="false" fo:min-height="0cm" fo:min-width="2.105cm"/>
    </style:style>
    <style:style style:name="gr212"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3"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4"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7"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2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7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7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7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7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80" style:family="graphic" style:parent-style-name="standard" style:list-style-name="L7">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8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8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co1" style:family="table-column">
      <style:table-column-properties style:column-width="7.156cm" style:use-optimal-column-width="false"/>
    </style:style>
    <style:style style:name="co2" style:family="table-column">
      <style:table-column-properties style:column-width="5.741cm" style:use-optimal-column-width="false"/>
    </style:style>
    <style:style style:name="co3" style:family="table-column">
      <style:table-column-properties style:column-width="4.723cm" style:use-optimal-column-width="false"/>
    </style:style>
    <style:style style:name="co4" style:family="table-column">
      <style:table-column-properties style:column-width="2.888cm" style:use-optimal-column-width="false"/>
    </style:style>
    <style:style style:name="co5" style:family="table-column">
      <style:table-column-properties style:column-width="2.058cm" style:use-optimal-column-width="false"/>
    </style:style>
    <style:style style:name="ro1" style:family="table-row">
      <style:table-row-properties style:row-height="0.972cm"/>
    </style:style>
    <style:style style:name="ro2" style:family="table-row">
      <style:table-row-properties style:row-height="1.023cm"/>
    </style:style>
    <style:style style:name="ce1" style:family="table-cell">
      <style:graphic-properties style:repeat="repeat"/>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15" style:family="paragraph">
      <style:paragraph-properties fo:margin-left="0cm" fo:margin-right="0cm" fo:text-align="end" fo:text-indent="0cm" style:writing-mode="lr-tb" style:font-independent-line-spacing="true"/>
    </style:style>
    <style:style style:name="P16"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7"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8"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19" style:family="paragraph">
      <style:paragraph-properties fo:margin-left="0cm" fo:margin-right="0cm" fo:text-align="end" fo:text-indent="0cm" style:writing-mode="lr-tb" style:font-independent-line-spacing="true"/>
      <style:text-properties fo:font-size="18pt"/>
    </style:style>
    <style:style style:name="P20" style:family="paragraph">
      <style:paragraph-properties fo:margin-left="0cm" fo:margin-right="0cm" fo:margin-top="0.282cm" fo:margin-bottom="0cm" fo:line-height="100%" fo:text-indent="0cm" style:punctuation-wrap="hanging" style:line-break="strict"/>
    </style:style>
    <style:style style:name="P21"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22" style:family="paragraph">
      <style:paragraph-properties fo:text-align="justify"/>
    </style:style>
    <style:style style:name="P23"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24" style:family="paragraph">
      <style:paragraph-properties fo:text-align="center"/>
    </style:style>
    <style:style style:name="P25" style:family="paragraph">
      <style:paragraph-properties fo:text-align="center"/>
      <style:text-properties fo:font-size="18pt"/>
    </style:style>
    <style:style style:name="P26" style:family="paragraph">
      <style:text-properties fo:font-size="18pt"/>
    </style:style>
    <style:style style:name="P27" style:family="paragraph">
      <style:paragraph-properties fo:margin-left="0cm" fo:margin-right="0cm" fo:margin-top="0.246cm" fo:margin-bottom="0cm" fo:line-height="100%" fo:text-align="start" fo:text-indent="0cm" style:punctuation-wrap="hanging" style:line-break="strict" style:writing-mode="lr-tb"/>
    </style:style>
    <style:style style:name="P28" style:family="paragraph">
      <style:paragraph-properties fo:margin-left="0cm" fo:margin-right="0cm" fo:margin-top="0.282cm" fo:margin-bottom="0cm" fo:line-height="100%" fo:text-indent="0cm" style:punctuation-wrap="hanging" style:line-break="strict" style:writing-mode="lr-tb"/>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size="18pt"/>
    </style:style>
    <style:style style:name="T10"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1"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2"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3" style:family="text">
      <style:text-properties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4"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5"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6" style:family="text">
      <style:text-properties style:font-name="Calibri1" fo:font-size="14pt" fo:language="pt" fo:country="BR" fo:font-style="italic" style:font-name-asian="Droid Sans Fallback1" style:font-size-asian="14pt" style:language-asian="pt" style:country-asian="BR" style:font-style-asian="italic" style:font-name-complex="Droid Sans Fallback1" style:font-size-complex="14pt" style:language-complex="pt" style:country-complex="BR" style:font-style-complex="italic"/>
    </style:style>
    <style:style style:name="T17"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18"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19"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0% 100%" style:font-name="Calibri1" fo:font-size="14pt" fo:language="pt" fo:country="BR" fo:text-shadow="none" style:text-underline-style="none"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text-emphasize="none" style:font-relief="none" style:text-overline-style="none" style:text-overline-color="font-color"/>
    </style:style>
    <style:style style:name="T26" style:family="text">
      <style:text-properties fo:color="#000000" style:text-line-through-style="none" style:text-line-through-type="none" style:text-position="0% 100%" style:font-name="Calibri1" fo:font-size="28pt" fo:language="pt" fo:country="BR" fo:font-style="normal" fo:text-shadow="none" style:text-underline-style="none" fo:font-weight="normal" style:font-name-asian="Droid Sans Fallback1" style:font-size-asian="28pt" style:language-asian="pt" style:country-asian="BR" style:font-style-asian="normal" style:font-weight-asian="normal" style:font-name-complex="Droid Sans Fallback1" style:font-size-complex="28pt" style:language-complex="pt" style:country-complex="BR"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min-label-width="1.419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style:text-properties style:font-name="Times New Roman" fo:color="#000000" fo:font-size="100%"/>
      </text:list-level-style-bullet>
      <text:list-level-style-number text:level="2" style:num-suffix="." style:num-format="1">
        <style:list-level-properties text:space-before="1.111cm" text:min-label-width="1.429cm"/>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header>
              <text:p text:style-name="P12"><text:span text:style-name="T6"/></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4" draw:layer="layout" svg:width="22.86cm" svg:height="13.693cm" svg:x="1.27cm" svg:y="3.232cm">
          <text:p><text:span text:style-name="T8">Finding out heuristic search algorithms that reduce the size of the search tree or reduce the running time of the search algorithm for domain-independent planning is considered the core problem of Artificial Intelligence (AI).</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 draw:text-style-name="P15"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19" draw:text-style-name="P16"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0" draw:text-style-name="P17" draw:layer="layout" svg:width="22.86cm" svg:height="13.693cm" svg:x="1.27cm" svg:y="3.232cm">
          <text:p><text:span text:style-name="T8">Finding out heuristic search algorithms that reduce the size of the search tree or reduce the running time of the search algorithm for domain-independent planning is considered the core problem of Artificial Intelligence (AI). <text:s/></text:span></text:p>
          <text:p><text:span text:style-name="T8"/></text:p>
          <text:p><text:span text:style-name="T8">Recently, techniques (Haslum et al. 2007; Bonet, and Geffner 2005; Edelkamp 2007; Nissim, Hoffmann, and Helmert 2011; Helmert, Haslum, and Hoffmann 2007) have been developed to automatically generate hundreds or even thousands of heuristics from domain and problem specification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4" draw:text-style-name="P16"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5" draw:text-style-name="P17" draw:layer="layout" svg:width="22.86cm" svg:height="13.693cm" svg:x="1.27cm" svg:y="3.232cm">
          <text:p><text:span text:style-name="T8">Finding out heuristic search algorithms that reduce the size of the search tree or reduce the running time of the search algorithm for domain-independent planning is considered the core problem of Artificial Intelligence (AI). <text:s/></text:span></text:p>
          <text:p><text:span text:style-name="T8"/></text:p>
          <text:p><text:span text:style-name="T8">Recently, techniques (Haslum et al. 2007; Bonet, and Geffner 2005; Edelkamp 2007; Nissim, Hoffmann, and Helmert 2011; Helmert, Haslum, and Hoffmann 2007) have been developed to automatically generate hundreds or even thousands of heuristics from domain and problem specifications. </text:span></text:p>
          <text:p><text:span text:style-name="T8"/></text:p>
          <text:p><text:span text:style-name="T8">Nevertheless, using all the heuristics generated does not guarantees a good approximations to the optimal solutions because heuristics might not be useful for each node.</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draw:custom-shape draw:style-name="gr29" draw:text-style-name="P16"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30" draw:text-style-name="P17" draw:layer="layout" svg:width="22.86cm" svg:height="13.693cm" svg:x="1.27cm" svg:y="3.232cm">
          <text:p><text:span text:style-name="T8">Finding out heuristic search algorithms that reduce the size of the search tree or reduce the running time of the search algorithm for domain-independent planning is considered the core problem of Artificial Intelligence (AI). <text:s/></text:span></text:p>
          <text:p><text:span text:style-name="T8"/></text:p>
          <text:p><text:span text:style-name="T8">Recently, techniques (Haslum et al. 2007; Bonet, and Geffner 2005; Edelkamp 2007; Nissim, Hoffmann, and Helmert 2011; Helmert, Haslum, and Hoffmann 2007) have been developed to automatically generate hundreds or even thousands of heuristics from domain and problem specifications. </text:span></text:p>
          <text:p><text:span text:style-name="T8"/></text:p>
          <text:p><text:span text:style-name="T8">Nevertheless, using all the heuristics generated does not guarantees a good approximations to the optimal solutions because heuristics might not be useful for each node. </text:span></text:p>
          <text:p><text:span text:style-name="T8"/></text:p>
          <text:p><text:span text:style-name="T8">So, the idea is not to use all heuristics to evaluate every node (</text:span><text:span text:style-name="T10">selmax</text:span><text:span text:style-name="T8"> (Domshlak, Karpas, and Markovitch 2010),</text:span><text:span text:style-name="T10"> Lazy A*</text:span><text:span text:style-name="T8"> (LA*) and Rational </text:span><text:span text:style-name="T10">Lazy A*</text:span><text:span text:style-name="T8"> (RLA*) (Tolpin et al. 2013)). These decide, which subset of the large set of heuristics should be used to guide the search.</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1"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3"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draw:custom-shape draw:style-name="gr34" draw:text-style-name="P16"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35" draw:text-style-name="P17" draw:layer="layout" svg:width="22.86cm" svg:height="13.693cm" svg:x="1.27cm" svg:y="3.232cm">
          <text:p text:style-name="P20"><text:span text:style-name="T8">Consider the following: Does the selection of heuristics from a large set of heuristics guarantees good approximations to the optimal solutions of NP-hard optimization problems? What approach of selection fits perfect for heuristic selection?</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6"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8"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draw:custom-shape draw:style-name="gr39" draw:text-style-name="P16"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40" draw:text-style-name="P17" draw:layer="layout" svg:width="22.86cm" svg:height="13.693cm" svg:x="1.27cm" svg:y="3.232cm">
          <text:p text:style-name="P20"><text:span text:style-name="T8">Consider the following: Does the selection of heuristics from a large set of heuristics guarantees good approximations to the optimal solutions of NP-hard optimization problems? What approach of selection fits perfect for heuristic selection?</text:span></text:p>
          <text:p text:style-name="P20"><text:span text:style-name="T8"/></text:p>
          <text:list text:style-name="L1">
            <text:list-item>
              <text:p text:style-name="P20"><text:span text:style-name="T8">We really think that using more than one heuristic in the search would be helpful because heuristics complement each other (Barley et., al 2014). In addition, having more heuristics available to do the search is very useful because this greater variety might mean that we can pick the right heuristics in order to generate smaller size of the search tree and reducing running time of the search algorithm</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1"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3"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draw:custom-shape draw:style-name="gr44"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45" draw:text-style-name="P14" draw:layer="layout" svg:width="22.86cm" svg:height="13.693cm" svg:x="1.27cm" svg:y="3.232cm">
          <text:list text:style-name="L1">
            <text:list-header>
              <text:p text:style-name="P20"><text:span text:style-name="T11">Generaly, the problem of Heuristic Search lies in the fact that heuristics search algorithms takes too much time to problem-solving some domains.</text:span></text:p>
              <text:p text:style-name="P20"><text:span text:style-name="T11"/></text:p>
              <text:p text:style-name="P20"><text:span text:style-name="T11">In the last few decades AI has made significant strides in domain-independent planning.</text:span><text:span text:style-name="T12"> Some progress has resulted from adopting the heuristic search approach to problem-solving. </text:span></text:p>
              <text:p text:style-name="P20"><text:span text:style-name="T12"/></text:p>
              <text:p text:style-name="P20"><text:span text:style-name="T12">Using appropiate heuristic often means substantial reduction in the time need to solve hard problems.</text:span></text:p>
              <text:p text:style-name="P20"><text:span text:style-name="T13"/></text:p>
              <text:p text:style-name="P20"><text:span text:style-name="T12">However, when we want to obtain the most promising heuristics from a large set of heuristics in order to reduce the search tree and running time of the search algorithm. Unfortunately, even the simple kind of this problem is NP-hard, for many classes of submodular functions, such as: weighted coverage (Feige, 1998) or mutual information (Krause and Guestrin, 2005)</text:span></text:p>
              <text:p text:style-name="P20"><text:span text:style-name="T14"/></text:p>
              <text:p text:style-name="P20"><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8" draw:text-style-name="P15"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draw:custom-shape draw:style-name="gr49"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50" draw:text-style-name="P14" draw:layer="layout" svg:width="22.86cm" svg:height="13.693cm" svg:x="1.27cm" svg:y="3.232cm">
          <text:list text:style-name="L1">
            <text:list-header>
              <text:p text:style-name="P20"><text:span text:style-name="T11">We assume that using the most promising heuristics from a large set of heuristics would be helpful to the search through the reducing of the size of the search tree and reducing the running time search algorithm.</text:span></text:p>
              <text:p text:style-name="P20"><text:span text:style-name="T11"/></text:p>
            </text:list-header>
            <text:list-item>
              <text:p text:style-name="P20"><text:span text:style-name="T11">Using an efficient algorithm of maximization of submodular functions will guarantees good approximations to the optimal solution of the problems.</text:span></text:p>
            </text:list-item>
            <text:list-item>
              <text:p text:style-name="P20"><text:span text:style-name="T11"/></text:p>
            </text:list-item>
            <text:list-item>
              <text:p text:style-name="P20"><text:span text:style-name="T11">We propose Stratified Sampling (SS) to estimate the number of nodes expanded that would be helpful for our utility function. </text:span></text:p>
            </text:list-item>
            <text:list-item>
              <text:p text:style-name="P20"><text:span text:style-name="T15"><text:s/></text:span></text:p>
              <text:p text:style-name="P20"><text:span text:style-name="T14"/></text:p>
              <text:p text:style-name="P20"><text:span text:style-name="T14"/></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1"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3" draw:text-style-name="P15"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draw:custom-shape draw:style-name="gr54" draw:text-style-name="P16"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55" draw:text-style-name="P17" draw:layer="layout" svg:width="22.86cm" svg:height="13.693cm" svg:x="1.27cm" svg:y="3.232cm">
          <text:list text:style-name="L1">
            <text:list-item>
              <text:p text:style-name="P20"><text:span text:style-name="T11">The general objective of this project is to develop an approach for selecting a subset of heuristics functions with the goal of reducing the running time of search algorithms employing these functions.</text:span></text:p>
            </text:list-item>
            <text:list-item>
              <text:p text:style-name="P20"><text:span text:style-name="T11"/></text:p>
            </text:list-item>
            <text:list-item>
              <text:p text:style-name="P20"><text:span text:style-name="T11">The cardinality of the subsets (</text:span><text:span text:style-name="T16">N</text:span><text:span text:style-name="T11">) of heuristics found is also part of the research.</text:span></text:p>
              <text:p text:style-name="P20"><text:span text:style-name="T11"/></text:p>
            </text:list-item>
            <text:list-item>
              <text:p text:style-name="P20"><text:span text:style-name="T17">Specific Objectives</text:span></text:p>
            </text:list-item>
          </text:list>
          <text:list text:style-name="L5">
            <text:list-item>
              <text:p text:style-name="P20"><text:span text:style-name="T11"><text:s/></text:span><text:span text:style-name="T11">Develop a method to find a subset of heuristics ζ from a large pool that optimize in number of nodes expanded the process of search.</text:span></text:p>
            </text:list-item>
            <text:list-item>
              <text:p text:style-name="P20"><text:span text:style-name="T11"><text:s/></text:span><text:span text:style-name="T11">We are going to try different strategies to obtain the size N aiming at reducing the search running time.</text:span></text:p>
            </text:list-item>
          </text:list>
          <text:list text:style-name="L1">
            <text:list-header>
              <text:p text:style-name="P20"><text:span text:style-name="T11">3. We know that Stratification Sampling (SS) does not make even reasonable predictions for the number of nodes expanded by A*. Nevertheless, even though SS produces poor predictions for the number of nodes expanded by A*, we would like to verify whether these predictions can be helpful in selecting a subset of heuristics to guide the A* search.</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6"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8" draw:text-style-name="P19"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draw:custom-shape draw:style-name="gr59" draw:text-style-name="P16"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0" draw:text-style-name="P17" draw:layer="layout" svg:width="22.86cm" svg:height="13.693cm" svg:x="1.27cm" svg:y="3.232cm">
          <text:list text:style-name="L1">
            <text:list-item>
              <text:p text:style-name="P20"><text:span text:style-name="T11">The first question to be answered, then, is what is domain-independent planning, exactly?</text:span></text:p>
            </text:list-item>
            <text:list-item>
              <text:p text:style-name="P20"><text:span text:style-name="T17"/></text:p>
            </text:list-item>
            <text:list-item>
              <text:p text:style-name="P20"><text:span text:style-name="T17">Planning:</text:span></text:p>
            </text:list-item>
            <text:list-item>
              <text:p text:style-name="P20"><text:span text:style-name="T11">It's a sequence of </text:span><text:span text:style-name="T17">actions</text:span><text:span text:style-name="T11"> to accomplish the goal. In fact, the core problem of AI is to reason about actions.</text:span></text:p>
            </text:list-item>
            <text:list-item>
              <text:p text:style-name="P20"><text:span text:style-name="T11"/></text:p>
            </text:list-item>
            <text:list-item>
              <text:p text:style-name="P20"><text:span text:style-name="T11">So, we can say that the set of ations creates a plan and this plan is knowledge, because, it allows to understand how to solve the problem.</text:span></text:p>
            </text:list-item>
            <text:list-item>
              <text:p text:style-name="P20"><text:span text:style-name="T11"/></text:p>
            </text:list-item>
            <text:list-item>
              <text:p text:style-name="P20"><text:span text:style-name="T17">Domain Knowledge:</text:span></text:p>
            </text:list-item>
            <text:list-item>
              <text:p text:style-name="P20"><text:span text:style-name="T18">It's a knowledge about the environment in which the system operates (Planning System, Planner). If the same knowledge can be included in different domain knowledge. Knowledge which may be efficient in every domain is called domain-independent.</text:span></text:p>
            </text:list-item>
            <text:list-item>
              <text:p text:style-name="P20"><text:span text:style-name="T18"/></text:p>
            </text:list-item>
            <text:list-item>
              <text:p text:style-name="P20"><text:span text:style-name="T18">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1"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3" draw:text-style-name="P19"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draw:custom-shape draw:style-name="gr64" draw:text-style-name="P16"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5" draw:text-style-name="P17" draw:layer="layout" svg:width="22.86cm" svg:height="13.693cm" svg:x="1.27cm" svg:y="3.232cm">
          <text:list text:style-name="L1">
            <text:list-item>
              <text:p text:style-name="P20"><text:span text:style-name="T8">So, with that in mind, domain-independent planning solves different kinds of problems, but it requires a set of the most promising heuristics from a large set of heuristics.</text:span></text:p>
            </text:list-item>
            <text:list-item>
              <text:p text:style-name="P20"><text:span text:style-name="T8"/></text:p>
            </text:list-item>
          </text:list>
          <text:p><text:span text:style-name="T8">What is a heuristic? </text:span></text:p>
          <text:p><text:span text:style-name="T8"/></text:p>
          <text:p><text:span text:style-name="T8">One state </text:span><text:span text:style-name="T10">n</text:span><text:span text:style-name="T8"> in the state space has the property called cost function: </text:span></text:p>
          <text:p><text:span text:style-name="T10"/></text:p>
          <text:p><text:span text:style-name="T10">f(n) = g(n) <text:s/>+ h(n)</text:span><text:span text:style-name="T8">, </text:span></text:p>
          <text:p><text:span text:style-name="T8"/></text:p>
          <text:p><text:span text:style-name="T8">where </text:span><text:span text:style-name="T10">g(n)</text:span><text:span text:style-name="T8"> is the cost to go from the root state </text:span><text:span text:style-name="T10">n*</text:span><text:span text:style-name="T8"> to the state </text:span><text:span text:style-name="T10">n</text:span><text:span text:style-name="T8"> </text:span></text:p>
          <text:p><text:span text:style-name="T8">and </text:span><text:span text:style-name="T10">h(n) </text:span><text:span text:style-name="T8">is the cost to go from the state </text:span><text:span text:style-name="T10">n</text:span><text:span text:style-name="T8"> to the goal, objective or solution state. </text:span></text:p>
          <text:p><text:span text:style-name="T10"/></text:p>
          <text:p><text:span text:style-name="T10">h(.)</text:span><text:span text:style-name="T8"> is known as a heuristic function which give us the remaining distance from one state </text:span><text:span text:style-name="T10">n</text:span><text:span text:style-name="T8"> in state space to the goal.</text:span></text:p>
          <text:p><text:span text:style-name="T8"/></text:p>
          <text:list text:continue-numbering="true" text:style-name="L1">
            <text:list-item>
              <text:p text:style-name="P20"><text:span text:style-name="T8"/></text:p>
            </text:list-item>
            <text:list-item>
              <text:p text:style-name="P20"><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6"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8" draw:text-style-name="P19"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draw:custom-shape draw:style-name="gr69" draw:text-style-name="P16"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0" draw:text-style-name="P17" draw:layer="layout" svg:width="22.86cm" svg:height="13.693cm" svg:x="1.27cm" svg:y="3.232cm">
          <text:list text:style-name="L1">
            <text:list-item>
              <text:p><text:span text:style-name="T8">What properties do the heuristic have?</text:span></text:p>
            </text:list-item>
          </text:list>
          <text:p><text:span text:style-name="T8"/></text:p>
          <text:p><text:span text:style-name="T19">Admissible</text:span></text:p>
          <text:p><text:span text:style-name="T8"/></text:p>
          <text:p><text:span text:style-name="T8">A heuristic h is admissible if </text:span><text:span text:style-name="T10">h(n)</text:span><text:span text:style-name="T8"> </text:span><text:span text:style-name="T10">≤ dist(n, goal) </text:span><text:span text:style-name="T8">for every state n and goal state goal, where dist(n, m) is the cost of a least-cost path from n to m. <text:s/></text:span></text:p>
          <text:p><text:span text:style-name="T8"/></text:p>
          <text:p><text:span text:style-name="T8">If h(n) is <text:s/>admissible, always returns a lower bound estimate of the optimal cost, these algorithms guaranteed to find an optimal path from the start state to a goal state if one exists.</text:span></text:p>
          <text:p><text:span text:style-name="T8"/></text:p>
          <text:p><text:span text:style-name="T8"/></text:p>
          <text:p><text:span text:style-name="T8"/></text:p>
          <text:p><text:span text:style-name="T19">Consistency</text:span></text:p>
          <text:p><text:span text:style-name="T8"/></text:p>
          <text:p><text:span text:style-name="T8">A heuristic is said to be consistent iff </text:span><text:span text:style-name="T10">h(s) ≤ c(s, t) + h(t)</text:span><text:span text:style-name="T8"> for all states </text:span><text:span text:style-name="T10">s</text:span><text:span text:style-name="T8"> and </text:span><text:span text:style-name="T10">t</text:span><text:span text:style-name="T8">, where </text:span><text:span text:style-name="T10">c(s, t)</text:span><text:span text:style-name="T8"> is the cost of the cheapest path from </text:span><text:span text:style-name="T10">s</text:span><text:span text:style-name="T8"> to </text:span><text:span text:style-name="T10">t</text:span><text:span text:style-name="T8">.</text:span></text:p>
          <text:p><text:span text:style-name="T8"/></text:p>
          <text:p><text:span text:style-name="T8">When the heuristic is consistent, the heuristic values of a node's children are thus constrained to be similar to the heuristic value of the node.</text:span></text:p>
          <text:list text:continue-numbering="true" text:style-name="L1">
            <text:list-item>
              <text:p text:style-name="P20"><text:span text:style-name="T8"/></text:p>
            </text:list-item>
            <text:list-item>
              <text:p text:style-name="P20"><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1"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3"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draw:custom-shape draw:style-name="gr74" draw:text-style-name="P16"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5" draw:text-style-name="P17" draw:layer="layout" svg:width="22.86cm" svg:height="13.693cm" svg:x="1.27cm" svg:y="3.232cm">
          <text:list text:style-name="L1">
            <text:list-item>
              <text:p text:style-name="P20"><text:span text:style-name="T8">Okay, What would be the approach to make the selection of the most promising heuristics?</text:span></text:p>
            </text:list-item>
            <text:list-item>
              <text:p text:style-name="P20"><text:span text:style-name="T8">Difficult question!</text:span></text:p>
            </text:list-item>
            <text:list-item>
              <text:p text:style-name="P20"><text:span text:style-name="T8"/></text:p>
            </text:list-item>
            <text:list-item>
              <text:p text:style-name="P20"><text:span text:style-name="T8">Let me explain the problem of selection which is also called submodularity, using the following problem that consists of deploying sensors in a drinking water distribution network (Krause and Golovin, 2012). </text:span></text:p>
            </text:list-item>
          </text:list>
          <text:p text:style-name="P20"><text:span text:style-name="T8">Submodularity is a property of set functions that assigns each subset S ⊆ V a value </text:span><text:span text:style-name="T10">f(S)</text:span><text:span text:style-name="T8">. Hereby V is a finite set that refer to the locations where sensors can be placed, and </text:span><text:span text:style-name="T10">f(S)</text:span><text:span text:style-name="T8"> the utility obtained when placing sensors at locations S. </text:span></text:p>
          <text:p text:style-name="P20"><text:span text:style-name="T8">In other words, the </text:span><text:span text:style-name="T19">submodularity maximization functions</text:span><text:span text:style-name="T8"> have the objective to find the most promising locations in order to maximize the utility. </text:span></text:p>
          <text:p text:style-name="P20"><text:span text:style-name="T8"/></text:p>
          <text:p text:style-name="P20"><text:span text:style-name="T8">In our case we want to find the best subset of heuristics function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6"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8" draw:text-style-name="P19"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draw:custom-shape draw:style-name="gr79" draw:text-style-name="P16"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0"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82"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3" draw:text-style-name="P19"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draw:custom-shape draw:style-name="gr84" draw:text-style-name="P16"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5" draw:text-style-name="P21" draw:layer="layout" svg:width="22.86cm" svg:height="13.693cm" svg:x="1.27cm" svg:y="3.232cm">
          <text:list text:style-name="L1">
            <text:list-item>
              <text:p text:style-name="P20"><text:span text:style-name="T19">Submodular function properties:</text:span></text:p>
            </text:list-item>
            <text:list-item>
              <text:p text:style-name="P20"><text:span text:style-name="T19"/></text:p>
            </text:list-item>
            <text:list-item>
              <text:p text:style-name="P20"><text:span text:style-name="T19">Definition 1.1 </text:span><text:span text:style-name="T8">(Discrete derivate) For a set function </text:span><text:span text:style-name="T10">f</text:span><text:span text:style-name="T8"> : 2</text:span><text:span text:style-name="T20">V</text:span><text:span text:style-name="T8"> → R, </text:span><text:span text:style-name="T10">S ⊆ V</text:span><text:span text:style-name="T8"> , and </text:span><text:span text:style-name="T10">e ∈ V</text:span><text:span text:style-name="T8"> ,</text:span></text:p>
            </text:list-item>
            <text:list-item>
              <text:p text:style-name="P20"><text:span text:style-name="T8">Let ∆</text:span><text:span text:style-name="T21">f</text:span><text:span text:style-name="T8"> (</text:span><text:span text:style-name="T10">e</text:span><text:span text:style-name="T8"> | S) := </text:span><text:span text:style-name="T10">f (S</text:span><text:span text:style-name="T8"> U {e}) − </text:span><text:span text:style-name="T10">f (S)</text:span><text:span text:style-name="T8"> be the </text:span><text:span text:style-name="T10">discrete derivative</text:span><text:span text:style-name="T8"> of </text:span><text:span text:style-name="T10">f </text:span><text:span text:style-name="T8">at </text:span><text:span text:style-name="T10">S</text:span><text:span text:style-name="T8"> with respect to </text:span><text:span text:style-name="T10">e.</text:span></text:p>
            </text:list-item>
            <text:list-item>
              <text:p text:style-name="P20"><text:span text:style-name="T8">Where the function f is clear from the context, we drop the subscript and simply write <text:s text:c="7"/>∆(</text:span><text:span text:style-name="T10">e</text:span><text:span text:style-name="T8"> | </text:span><text:span text:style-name="T10">S</text:span><text:span text:style-name="T8">)</text:span></text:p>
            </text:list-item>
            <text:list-item>
              <text:p text:style-name="P20"><text:span text:style-name="T8"/></text:p>
            </text:list-item>
            <text:list-item>
              <text:p text:style-name="P20"><text:span text:style-name="T19">Definition 1.2</text:span><text:span text:style-name="T8"> (Submodularity) A function f : 2</text:span><text:span text:style-name="T20">V</text:span><text:span text:style-name="T8"> → R is </text:span><text:span text:style-name="T10">submodular</text:span><text:span text:style-name="T8"> if for every A ⊆ B ⊆ V and e ∈ V \ B it holds that</text:span></text:p>
            </text:list-item>
            <text:list-item>
              <text:p text:style-name="P20"><text:span text:style-name="T8"><text:s text:c="58"/>∆</text:span><text:span text:style-name="T8">(e | A) ≥ ∆(e | B)</text:span></text:p>
            </text:list-item>
            <text:list-item>
              <text:p text:style-name="P20"><text:span text:style-name="T8"><text:s/></text:span><text:span text:style-name="T8">Equivalently, a function f : 2V → R is </text:span><text:span text:style-name="T10">submodular</text:span><text:span text:style-name="T8"> if sor every </text:span><text:span text:style-name="T10">A,B ⊆ V</text:span><text:span text:style-name="T8">,</text:span></text:p>
            </text:list-item>
            <text:list-item>
              <text:p text:style-name="P20"><text:span text:style-name="T8"><text:s text:c="45"/></text:span><text:span text:style-name="T10">f</text:span><text:span text:style-name="T8"> (A ∩ B) + </text:span><text:span text:style-name="T10">f</text:span><text:span text:style-name="T8"> (A ∪ B) ≤ </text:span><text:span text:style-name="T10">f</text:span><text:span text:style-name="T8"> (A) + </text:span><text:span text:style-name="T10">f</text:span><text:span text:style-name="T8"> (B).</text:span></text:p>
            </text:list-item>
            <text:list-item>
              <text:p text:style-name="P20"><text:span text:style-name="T8"/></text:p>
            </text:list-item>
            <text:list-item>
              <text:p text:style-name="P20"><text:span text:style-name="T19">Definition 1.3</text:span><text:span text:style-name="T8"> (Monotonicity) A function f : 2</text:span><text:span text:style-name="T22">V</text:span><text:span text:style-name="T8"> → R is </text:span><text:span text:style-name="T10">monotone</text:span><text:span text:style-name="T8"> if for every A ⊆ B ⊆ V, <text:s text:c="6"/></text:span><text:span text:style-name="T10">f</text:span><text:span text:style-name="T8">(A) ≤ </text:span><text:span text:style-name="T10">f</text:span><text:span text:style-name="T8">(B)</text:span></text:p>
            </text:list-item>
            <text:list-item>
              <text:p text:style-name="P20"><text:span text:style-name="T8"/></text:p>
            </text:list-item>
            <text:list-item>
              <text:p text:style-name="P20"><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6"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8" draw:text-style-name="P19"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draw:custom-shape draw:style-name="gr89" draw:text-style-name="P16"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0" draw:text-style-name="P21" draw:layer="layout" svg:width="22.86cm" svg:height="13.693cm" svg:x="1.27cm" svg:y="3.232cm">
          <text:p><text:span text:style-name="T8">In <text:s/>this project we want to find the best subset of heuristics functions. So, we present the approach called Greedy maximization of submodular functions which works constraining the number of subsets </text:span><text:span text:style-name="T10">k</text:span><text:span text:style-name="T8"> generated and that it can not be greater than all the elements of the set |S| ≤ </text:span><text:span text:style-name="T10">k.</text:span></text:p>
          <text:p><text:span text:style-name="T8"/></text:p>
          <text:p><text:span text:style-name="T8">Unfortunately, this kind of problem is NP-hard, for many classes of submodular functions such as: <text:s/>weighted coverage (Feige, 1998) or mutual information (Krause and Guestrin, 2005).</text:span></text:p>
          <text:p><text:span text:style-name="T8"/></text:p>
          <text:p><text:span text:style-name="T8"><text:s/></text:span><text:span text:style-name="T8">However, exists many efficients algorithms that guarantees good approximations such as: The greedy Algorithm, Matroid constraints, Min-cost coverage, etc. </text:span></text:p>
          <text:list text:style-name="L1">
            <text:list-item>
              <text:p text:style-name="P20"><text:span text:style-name="T8"/></text:p>
            </text:list-item>
            <text:list-item>
              <text:p text:style-name="P20"><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1"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3"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draw:custom-shape draw:style-name="gr94" draw:text-style-name="P16"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5"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3">0</text:span><text:span text:style-name="T8">, and in each iteration, the algorithm greedily selects from the large set of heuristics the heuristics </text:span><text:span text:style-name="T10">h</text:span><text:span text:style-name="T8"> which result in the largest reduction of the search space.</text:span></text:p>
          <text:p><text:span text:style-name="T8"/></text:p>
          <text:p><text:span text:style-name="T8"/></text:p>
          <text:list text:style-name="L1">
            <text:list-item>
              <text:p text:style-name="P20"><text:span text:style-name="T8"/></text:p>
            </text:list-item>
            <text:list-item>
              <text:p text:style-name="P20"><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6"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8"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draw:custom-shape draw:style-name="gr99" draw:text-style-name="P16"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00"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3">0</text:span><text:span text:style-name="T8">, and in each iteration, the algorithm greedily selects from the large set of heuristics the heuristics </text:span><text:span text:style-name="T10">h</text:span><text:span text:style-name="T8"> which result in the largest reduction of the search space.</text:span></text:p>
          <text:p><text:span text:style-name="T8"/></text:p>
          <text:p><text:span text:style-name="T8">A celebrated result showed in </text:span><text:span text:style-name="T10">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text:span></text:p>
          <text:p><text:span text:style-name="T8"/></text:p>
          <text:list text:style-name="L1">
            <text:list-item>
              <text:p text:style-name="P20"><text:span text:style-name="T8"/></text:p>
            </text:list-item>
            <text:list-item>
              <text:p text:style-name="P20"><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1"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3"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draw:custom-shape draw:style-name="gr104" draw:text-style-name="P16"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05"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3">0</text:span><text:span text:style-name="T8">, and in each iteration, the algorithm greedily selects from the large set of heuristics the heuristics </text:span><text:span text:style-name="T10">h</text:span><text:span text:style-name="T8"> which result in the largest reduction of the search space.</text:span></text:p>
          <text:p><text:span text:style-name="T8"/></text:p>
          <text:p><text:span text:style-name="T8">A celebrated result showed in </text:span><text:span text:style-name="T10">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 </text:span></text:p>
          <text:p><text:span text:style-name="T8"/></text:p>
          <text:p><text:span text:style-name="T8">This previous results of Nemhauser are important motivations to make selection of the most promising heuristics using greedy algorithm and also guide the search to the solution in the search space. The advantages of use multi heuristics not only reduce the search space but also reduce the running time of the search algorithm such as A*.</text:span></text:p>
          <text:p><text:span text:style-name="T8"/></text:p>
          <text:list text:style-name="L1">
            <text:list-item>
              <text:p text:style-name="P20"><text:span text:style-name="T8"/></text:p>
            </text:list-item>
            <text:list-item>
              <text:p text:style-name="P20"><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6"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8"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draw:custom-shape draw:style-name="gr109" draw:text-style-name="P16"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10" draw:text-style-name="P21" draw:layer="layout" svg:width="22.86cm" svg:height="13.693cm" svg:x="1.27cm" svg:y="3.232cm">
          <text:p><text:span text:style-name="T8">The greedy algorithm requires the number of nodes expanded by each heuristic in order to use it as a utility function to select the next most promising heuristic in each iteration. </text:span></text:p>
          <text:p><text:span text:style-name="T8"/></text:p>
          <text:p><text:span text:style-name="T8">There are different methods for accurately predicting the number of nodes expanded. For example: Stratified Sampling (SS) estimates the number of nodes expanded by Iterative Deepening- A* (IDA*) <text:s/>(Korf, 1985). <text:s/></text:span></text:p>
          <text:p><text:span text:style-name="T8"/></text:p>
          <text:p><text:span text:style-name="T8">Even though SS does not make even reasonable prediction for the number of nodes expanded by A* the results of this predictions looks appealing as a previous step of the selection.</text:span></text:p>
          <text:p><text:span text:style-name="T8"/></text:p>
          <text:list text:style-name="L1">
            <text:list-item>
              <text:p text:style-name="P20"><text:span text:style-name="T8"/></text:p>
            </text:list-item>
            <text:list-item>
              <text:p text:style-name="P20"><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1"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3"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draw:custom-shape draw:style-name="gr114" draw:text-style-name="P16"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5" draw:text-style-name="P21" draw:layer="layout" svg:width="22.86cm" svg:height="13.693cm" svg:x="1.27cm" svg:y="3.232cm">
          <text:p><text:span text:style-name="T19">The problem formulation</text:span></text:p>
          <text:p><text:span text:style-name="T8"/></text:p>
          <text:p text:style-name="P22"><text:span text:style-name="T8">When solving ∇ using the consistent heuristic function h</text:span><text:span text:style-name="T21">max</text:span><text:span text:style-name="T8">(ζ', ∇) for ζ' ⊆ ζ, A* expands in the worst case </text:span><text:span text:style-name="T10">J</text:span><text:span text:style-name="T8">(ζ', ∇) nodes, were</text:span></text:p>
          <text:p text:style-name="P22"><text:span text:style-name="T8"/></text:p>
          <text:p text:style-name="P22"><text:span text:style-name="T8"/></text:p>
          <text:p text:style-name="P22"><text:span text:style-name="T10"><text:s text:c="3"/></text:span><text:span text:style-name="T10">J</text:span><text:span text:style-name="T8">(ζ', ∇) <text:s text:c="4"/>= <text:s text:c="4"/>|{ </text:span><text:span text:style-name="T10">s</text:span><text:span text:style-name="T8"> ∈ </text:span><text:span text:style-name="T10">V</text:span><text:span text:style-name="T8"> | </text:span><text:span text:style-name="T10">f</text:span><text:span text:style-name="T21">max</text:span><text:span text:style-name="T8"> (</text:span><text:span text:style-name="T10">s</text:span><text:span text:style-name="T8">, ζ') ≤ C*}|</text:span></text:p>
          <text:p text:style-name="P22"><text:span text:style-name="T8"><text:s text:c="18"/></text:span><text:span text:style-name="T8">= <text:s text:c="4"/>|{ </text:span><text:span text:style-name="T10">s</text:span><text:span text:style-name="T8"> ∈ </text:span><text:span text:style-name="T10">V | h</text:span><text:span text:style-name="T21">max </text:span><text:span text:style-name="T8">(s, ζ') ≤ C* - </text:span><text:span text:style-name="T10">g</text:span><text:span text:style-name="T8">(</text:span><text:span text:style-name="T10">s</text:span><text:span text:style-name="T8">)}|</text:span></text:p>
          <text:p text:style-name="P22"><text:span text:style-name="T8"/></text:p>
          <text:p text:style-name="P22"><text:span text:style-name="T8">We write </text:span><text:span text:style-name="T10">J</text:span><text:span text:style-name="T8">(ζ') instead of </text:span><text:span text:style-name="T10">J</text:span><text:span text:style-name="T8">(ζ', ∇) whenever ∇ is clear from the context.</text:span></text:p>
          <text:p text:style-name="P22"><text:span text:style-name="T8"/></text:p>
          <text:p text:style-name="P22"><text:span text:style-name="T8">We present a greedy algorithm for approximately solving the following optimization problem,</text:span></text:p>
          <text:p text:style-name="P22"><text:span text:style-name="T8"/></text:p>
          <text:p text:style-name="P22"><text:span text:style-name="T8">Minimize</text:span><text:span text:style-name="T24">ζ' ∈ 2|ζ|</text:span><text:span text:style-name="T8"> <text:s text:c="3"/></text:span><text:span text:style-name="T10">J</text:span><text:span text:style-name="T8">(ζ', ∇)</text:span></text:p>
          <text:p text:style-name="P20"><text:span text:style-name="T8">Subject to <text:s text:c="4"/>|ζ'| = </text:span><text:span text:style-name="T10">N</text:span></text:p>
          <text:p text:style-name="P20"><text:span text:style-name="T10"/></text:p>
          <text:p text:style-name="P20"><text:span text:style-name="T8">Where </text:span><text:span text:style-name="T10">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6"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8"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draw:custom-shape draw:style-name="gr119" draw:text-style-name="P16"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20" draw:text-style-name="P21" draw:layer="layout" svg:width="22.86cm" svg:height="13.693cm" svg:x="1.27cm" svg:y="3.232cm">
          <text:p><text:span text:style-name="T19">The problem formulation</text:span></text:p>
          <text:p><text:span text:style-name="T8"/></text:p>
          <text:p text:style-name="P22"><text:span text:style-name="T8">When solving ∇ using the consistent heuristic function h</text:span><text:span text:style-name="T21">max</text:span><text:span text:style-name="T8">(ζ', ∇) for ζ' ⊆ ζ, A* expands in the worst case </text:span><text:span text:style-name="T10">J</text:span><text:span text:style-name="T8">(ζ', ∇) nodes, were</text:span></text:p>
          <text:p text:style-name="P22"><text:span text:style-name="T8"/></text:p>
          <text:p text:style-name="P22"><text:span text:style-name="T8"/></text:p>
          <text:p text:style-name="P22"><text:span text:style-name="T10"><text:s text:c="3"/></text:span><text:span text:style-name="T10">J</text:span><text:span text:style-name="T8">(ζ', ∇) <text:s text:c="4"/>= <text:s text:c="4"/>|{ </text:span><text:span text:style-name="T10">s</text:span><text:span text:style-name="T8"> ∈ </text:span><text:span text:style-name="T10">V</text:span><text:span text:style-name="T8"> | </text:span><text:span text:style-name="T10">f</text:span><text:span text:style-name="T21">max</text:span><text:span text:style-name="T8"> (</text:span><text:span text:style-name="T10">s</text:span><text:span text:style-name="T8">, ζ') ≤ C*}|</text:span></text:p>
          <text:p text:style-name="P22"><text:span text:style-name="T8"><text:s text:c="18"/></text:span><text:span text:style-name="T8">= <text:s text:c="4"/>|{ </text:span><text:span text:style-name="T10">s</text:span><text:span text:style-name="T8"> ∈ </text:span><text:span text:style-name="T10">V | h</text:span><text:span text:style-name="T21">max </text:span><text:span text:style-name="T8">(s, ζ') ≤ C* - </text:span><text:span text:style-name="T10">g</text:span><text:span text:style-name="T8">(</text:span><text:span text:style-name="T10">s</text:span><text:span text:style-name="T8">)}|</text:span></text:p>
          <text:p text:style-name="P22"><text:span text:style-name="T8"/></text:p>
          <text:p text:style-name="P22"><text:span text:style-name="T8">We write </text:span><text:span text:style-name="T10">J</text:span><text:span text:style-name="T8">(ζ') instead of </text:span><text:span text:style-name="T10">J</text:span><text:span text:style-name="T8">(ζ', ∇) whenever ∇ is clear from the context.</text:span></text:p>
          <text:p text:style-name="P22"><text:span text:style-name="T8"/></text:p>
          <text:p text:style-name="P22"><text:span text:style-name="T8">We present a greedy algorithm for approximately solving the following optimization problem,</text:span></text:p>
          <text:p text:style-name="P22"><text:span text:style-name="T8"/></text:p>
          <text:p text:style-name="P22"><text:span text:style-name="T8">Minimize</text:span><text:span text:style-name="T24">ζ' ∈ 2|ζ|</text:span><text:span text:style-name="T8"> <text:s text:c="3"/></text:span><text:span text:style-name="T10">J</text:span><text:span text:style-name="T8">(ζ', ∇)</text:span></text:p>
          <text:p text:style-name="P20"><text:span text:style-name="T8">Subject to <text:s text:c="4"/>|ζ'| = </text:span><text:span text:style-name="T10">N</text:span></text:p>
          <text:p text:style-name="P20"><text:span text:style-name="T10"/></text:p>
          <text:p text:style-name="P20"><text:span text:style-name="T8">Where </text:span><text:span text:style-name="T10">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1"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3"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draw:custom-shape draw:style-name="gr124" draw:text-style-name="P16"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25" draw:text-style-name="P21" draw:layer="layout" svg:width="22.86cm" svg:height="13.693cm" svg:x="1.27cm" svg:y="3.232cm">
          <text:p><text:span text:style-name="T19">The Greedy Heuristic Selection (</text:span><text:span text:style-name="T8">GHS</text:span><text:span text:style-name="T19">)</text:span></text:p>
          <text:p><text:span text:style-name="T19"/></text:p>
          <text:p><text:span text:style-name="T8">An approximation algorithm for selecting a subset ζ' ⊆ ζ. The algorithm receives as input a planning problem ∇, a set of heuristics ζ, a cardinality size </text:span><text:span text:style-name="T10">N</text:span><text:span text:style-name="T8">, and it returns a subset <text:s text:c="4"/>ζ' ⊆ ζ of size </text:span><text:span text:style-name="T10">N</text:span><text:span text:style-name="T8">.</text:span></text:p>
          <text:p><text:span text:style-name="T8"/></text:p>
          <text:p><text:span text:style-name="T8">In each iteration GHS greedily selects from ζ the heuristic h which will result in the largest reduction of the value </text:span><text:span text:style-name="T10">J</text:span><text:span text:style-name="T8">. GHS returns ζ' once it has the desired cardinality size </text:span><text:span text:style-name="T10">N</text:span><text:span text:style-name="T8">.</text:span></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6"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8"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draw:custom-shape draw:style-name="gr129" draw:text-style-name="P16"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0" draw:text-style-name="P21" draw:layer="layout" svg:width="22.86cm" svg:height="13.693cm" svg:x="1.27cm" svg:y="3.232cm">
          <text:p><text:span text:style-name="T19">The Greedy Heuristic Selection (</text:span><text:span text:style-name="T8">GHS</text:span><text:span text:style-name="T19">)</text:span></text:p>
          <text:p><text:span text:style-name="T19"/></text:p>
          <text:p><text:span text:style-name="T8">An approximation algorithm for selecting a subset ζ' ⊆ ζ. The algorithm receives as input a planning problem ∇, a set of heuristics ζ, a cardinality size </text:span><text:span text:style-name="T10">N</text:span><text:span text:style-name="T8">, and it returns a subset <text:s text:c="4"/>ζ' ⊆ ζ of size </text:span><text:span text:style-name="T10">N</text:span><text:span text:style-name="T8">.</text:span></text:p>
          <text:p><text:span text:style-name="T8"/></text:p>
          <text:p><text:span text:style-name="T8">In each iteration GHS greedily selects from ζ the heuristic h which will result in the largest reduction of the value </text:span><text:span text:style-name="T10">J</text:span><text:span text:style-name="T8">. GHS returns ζ' once it has the desired cardinality size </text:span><text:span text:style-name="T10">N</text:span><text:span text:style-name="T8">.</text:span></text:p>
          <text:p><text:span text:style-name="T8"/></text:p>
          <text:p><text:span text:style-name="T19">Algorithm 1</text:span><text:span text:style-name="T8"> Greedy Heuristic Selection</text:span></text:p>
          <text:p><text:span text:style-name="T19">Input:</text:span><text:span text:style-name="T8"> problem ∇, set of heuristics ζ, cardinality </text:span><text:span text:style-name="T10">N</text:span></text:p>
          <text:p><text:span text:style-name="T19">Output:</text:span><text:span text:style-name="T8"> heuristic subset ζ' ⊆ ζ of size </text:span><text:span text:style-name="T10">N</text:span></text:p>
          <text:p><text:span text:style-name="T8">1:</text:span><text:span text:style-name="T8"><text:tab/></text:span><text:span text:style-name="T8">ζ' ← 0 <text:s/></text:span></text:p>
          <text:p><text:span text:style-name="T8">2:</text:span><text:span text:style-name="T19"> While </text:span><text:span text:style-name="T8">|ζ'| &lt; N </text:span><text:span text:style-name="T19">do</text:span></text:p>
          <text:p><text:span text:style-name="T8">3:</text:span><text:span text:style-name="T8"><text:tab/></text:span><text:span text:style-name="T8">h ← argmin J</text:span><text:span text:style-name="T21">h∈ζ</text:span><text:span text:style-name="T8">(ζ' U {h}, ∇) </text:span></text:p>
          <text:p><text:span text:style-name="T8">4:</text:span><text:span text:style-name="T8"><text:tab/></text:span><text:span text:style-name="T8">ζ' ← <text:s/>ζ' U {h}</text:span></text:p>
          <text:p><text:span text:style-name="T8">5: return ζ'</text:span></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1"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3"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draw:custom-shape draw:style-name="gr134" draw:text-style-name="P16"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5" draw:text-style-name="P21" draw:layer="layout" svg:width="22.86cm" svg:height="13.693cm" svg:x="1.27cm" svg:y="3.232cm">
          <text:p><text:span text:style-name="T19">Stratified Sampling </text:span><text:span text:style-name="T8">(SS)</text:span></text:p>
          <text:p text:style-name="P22"><text:span text:style-name="T8"/></text:p>
          <text:p text:style-name="P22"><text:span text:style-name="T8">An algorithm for estimating the number of state expansions performed by heuristic search algorithm seeking solutions in the state space.</text:span></text:p>
          <text:p text:style-name="P22"><text:span text:style-name="T8"/></text:p>
          <text:p text:style-name="P22"><text:span text:style-name="T8">Evolution:</text:span></text:p>
          <text:p text:style-name="P22"><text:span text:style-name="T8"/></text:p>
          <text:p text:style-name="P22"><text:span text:style-name="T8">Knuth (1975) presented a method to estimate the size by repeatedly performing a random walk from the root of the tree assuming that all branches have the same structure. Obviously, the method was not effective when the tree is unbalanced.</text:span></text:p>
          <text:p text:style-name="P22"><text:span text:style-name="T8"/></text:p>
          <text:p text:style-name="P22"><text:span text:style-name="T8">Chen (1992) addressed the problem with a stratification of the search tree through a</text:span><text:span text:style-name="T10"> type system</text:span><text:span text:style-name="T8"> to reduce the variance of the sampling process.</text:span></text:p>
          <text:p text:style-name="P22"><text:span text:style-name="T8"/></text:p>
          <text:p text:style-name="P22"><text:span text:style-name="T8"/></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6"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8"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draw:custom-shape draw:style-name="gr139" draw:text-style-name="P16"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0" draw:text-style-name="P21" draw:layer="layout" svg:width="22.86cm" svg:height="13.693cm" svg:x="1.27cm" svg:y="3.232cm">
          <text:p text:style-name="P22"><text:span text:style-name="T19">Algorithm 2 </text:span><text:span text:style-name="T8">SS, a single probe</text:span></text:p>
          <text:p text:style-name="P22"><text:span text:style-name="T8">Input: root </text:span><text:span text:style-name="T10">n*</text:span><text:span text:style-name="T8"> of a tree and a type system </text:span><text:span text:style-name="T10">T</text:span></text:p>
          <text:p text:style-name="P22"><text:span text:style-name="T8">Output: an array of sets </text:span><text:span text:style-name="T10">A</text:span><text:span text:style-name="T8">, where </text:span><text:span text:style-name="T10">A</text:span><text:span text:style-name="T8">[</text:span><text:span text:style-name="T10">i</text:span><text:span text:style-name="T8">] is the set of pairs &lt;</text:span><text:span text:style-name="T10">n, w</text:span><text:span text:style-name="T8">&gt; for the nodes n expanded at level </text:span><text:span text:style-name="T10">i.</text:span></text:p>
          <text:p text:style-name="P22"><text:span text:style-name="T8">1:</text:span><text:span text:style-name="T8"><text:tab/></text:span><text:span text:style-name="T8">A[0] ← {(</text:span><text:span text:style-name="T10">n</text:span><text:span text:style-name="T8">*, 1)}</text:span></text:p>
          <text:p text:style-name="P22"><text:span text:style-name="T8">2:</text:span><text:span text:style-name="T8"><text:tab/></text:span><text:span text:style-name="T8">I ← 0</text:span></text:p>
          <text:p text:style-name="P22"><text:span text:style-name="T8">3:</text:span><text:span text:style-name="T8"><text:tab/></text:span><text:span text:style-name="T19">while stopping condition</text:span><text:span text:style-name="T8"> is false </text:span><text:span text:style-name="T19">do</text:span></text:p>
          <text:p text:style-name="P22"><text:span text:style-name="T8">4:</text:span><text:span text:style-name="T8"><text:tab/></text:span><text:span text:style-name="T8"><text:tab/></text:span><text:span text:style-name="T19">for</text:span><text:span text:style-name="T8"> each element &lt;</text:span><text:span text:style-name="T10">n, m</text:span><text:span text:style-name="T8">&gt; in A[i] </text:span><text:span text:style-name="T19">do</text:span></text:p>
          <text:p text:style-name="P22"><text:span text:style-name="T8">5:</text:span><text:span text:style-name="T8"><text:tab/></text:span><text:span text:style-name="T8"><text:tab/></text:span><text:span text:style-name="T8"><text:tab/></text:span><text:span text:style-name="T19">for</text:span><text:span text:style-name="T8"> each child </text:span><text:span text:style-name="T10">n̂ </text:span><text:span text:style-name="T8">of </text:span><text:span text:style-name="T10">n</text:span><text:span text:style-name="T8"> </text:span><text:span text:style-name="T19">do</text:span><text:span text:style-name="T10"> </text:span><text:span text:style-name="T8"><text:s text:c="2"/></text:span></text:p>
          <text:p text:style-name="P22"><text:span text:style-name="T8">6:</text:span><text:span text:style-name="T8"><text:tab/></text:span><text:span text:style-name="T8"><text:tab/></text:span><text:span text:style-name="T8"><text:tab/></text:span><text:span text:style-name="T8"><text:tab/></text:span><text:span text:style-name="T8">if </text:span><text:span text:style-name="T10">A</text:span><text:span text:style-name="T8">[i + 1] contains an element &lt;</text:span><text:span text:style-name="T10">n', w'</text:span><text:span text:style-name="T8">&gt; with</text:span></text:p>
          <text:p text:style-name="P22"><text:span text:style-name="T8">7:</text:span><text:span text:style-name="T8"><text:tab/></text:span><text:span text:style-name="T8"><text:tab/></text:span><text:span text:style-name="T8"><text:tab/></text:span><text:span text:style-name="T8"><text:tab/></text:span><text:span text:style-name="T8">T(</text:span><text:span text:style-name="T10">n'</text:span><text:span text:style-name="T8">) = T(</text:span><text:span text:style-name="T10">n̂</text:span><text:span text:style-name="T8">) </text:span><text:span text:style-name="T19">then</text:span></text:p>
          <text:p text:style-name="P22"><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22"><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10">n', w'</text:span><text:span text:style-name="T8">&gt; in</text:span></text:p>
          <text:p text:style-name="P22"><text:span text:style-name="T8">10:</text:span><text:span text:style-name="T8"><text:tab/></text:span><text:span text:style-name="T8"><text:tab/></text:span><text:span text:style-name="T8"><text:tab/></text:span><text:span text:style-name="T8"><text:tab/></text:span><text:span text:style-name="T8"><text:tab/></text:span><text:span text:style-name="T10">A</text:span><text:span text:style-name="T8">[i + 1] by &lt;</text:span><text:span text:style-name="T10">n̂, w'</text:span><text:span text:style-name="T8">&gt;</text:span></text:p>
          <text:p text:style-name="P22"><text:span text:style-name="T8">11:</text:span><text:span text:style-name="T8"><text:tab/></text:span><text:span text:style-name="T8"><text:tab/></text:span><text:span text:style-name="T8"><text:tab/></text:span><text:span text:style-name="T8"><text:tab/></text:span><text:span text:style-name="T19">else</text:span></text:p>
          <text:p text:style-name="P22"><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10">n̂, w</text:span><text:span text:style-name="T8">&gt; in </text:span><text:span text:style-name="T10">A</text:span><text:span text:style-name="T8">[i + 1]</text:span></text:p>
          <text:p text:style-name="P22"><text:span text:style-name="T8">13:</text:span><text:span text:style-name="T8"><text:tab/></text:span><text:span text:style-name="T8"><text:tab/></text:span><text:span text:style-name="T10">i</text:span><text:span text:style-name="T8"> ← </text:span><text:span text:style-name="T10">i</text:span><text:span text:style-name="T8"> + 1</text:span></text:p>
          <text:p text:style-name="P22"><text:span text:style-name="T10"/></text:p>
          <text:p text:style-name="P22"><text:span text:style-name="T10"/></text:p>
          <text:p text:style-name="P22"><text:span text:style-name="T8"/></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1"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3"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draw:custom-shape draw:style-name="gr144" draw:text-style-name="P16"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5"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6"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8"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draw:custom-shape draw:style-name="gr149" draw:text-style-name="P16"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0"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1"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3" draw:text-style-name="P25" draw:layer="layout" svg:width="6.761cm" svg:height="1.626cm" svg:x="1.454cm" svg:y="5.877cm">
          <text:p text:style-name="P24"><text:span text:style-name="T9">h1, h2, h3, h4, h5</text:span></text:p>
          <draw:enhanced-geometry svg:viewBox="0 0 21600 21600" draw:type="rectangle" draw:enhanced-path="M 0 0 L 21600 0 21600 21600 0 21600 0 0 Z N"/>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4"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draw:custom-shape draw:style-name="gr155" draw:text-style-name="P16"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6"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7"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3" draw:text-style-name="P25" draw:layer="layout" svg:width="6.761cm" svg:height="1.626cm" svg:x="1.454cm" svg:y="5.877cm">
          <text:p text:style-name="P24"><text:span text:style-name="T9">h1, h2, h3, h4, h5</text:span></text:p>
          <draw:enhanced-geometry svg:viewBox="0 0 21600 21600" draw:type="rectangle" draw:enhanced-path="M 0 0 L 21600 0 21600 21600 0 21600 0 0 Z N"/>
        </draw:custom-shape>
        <draw:custom-shape draw:style-name="gr159"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0" draw:text-style-name="P25" draw:layer="layout" svg:width="2.026cm" svg:height="2.026cm" svg:x="10.583cm" svg:y="5.676cm">
          <text:p text:style-name="P2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1"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draw:custom-shape draw:style-name="gr162" draw:text-style-name="P16"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3"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4"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3" draw:text-style-name="P25" draw:layer="layout" svg:width="6.761cm" svg:height="1.626cm" svg:x="1.454cm" svg:y="5.877cm">
          <text:p text:style-name="P24"><text:span text:style-name="T9">h1, h2, h3, h4, h5</text:span></text:p>
          <draw:enhanced-geometry svg:viewBox="0 0 21600 21600" draw:type="rectangle" draw:enhanced-path="M 0 0 L 21600 0 21600 21600 0 21600 0 0 Z N"/>
        </draw:custom-shape>
        <draw:custom-shape draw:style-name="gr159"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9"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0" draw:text-style-name="P25" draw:layer="layout" svg:width="2.026cm" svg:height="2.026cm" svg:x="10.583cm" svg:y="5.676cm">
          <text:p text:style-name="P2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25" draw:layer="layout" svg:width="6.79cm" svg:height="1.683cm" svg:x="15.261cm" svg:y="5.705cm">
          <text:p text:style-name="P24"><text:span text:style-name="T9">H1, H2, H3, H4, H5</text:span></text:p>
          <draw:enhanced-geometry svg:viewBox="0 0 21600 21600" draw:type="rectangle" draw:enhanced-path="M 0 0 L 21600 0 21600 21600 0 21600 0 0 Z N"/>
        </draw:custom-shape>
        <draw:custom-shape draw:style-name="gr167" draw:text-style-name="P25" draw:layer="layout" svg:width="6.875cm" svg:height="0.969cm" svg:x="15.176cm" svg:y="4.736cm">
          <text:p text:style-name="P2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8"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draw:custom-shape draw:style-name="gr169" draw:text-style-name="P16"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0"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1"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3" draw:text-style-name="P25" draw:layer="layout" svg:width="6.761cm" svg:height="1.626cm" svg:x="1.454cm" svg:y="5.877cm">
          <text:p text:style-name="P24"><text:span text:style-name="T9">h1, h2, h3, h4, h5</text:span></text:p>
          <draw:enhanced-geometry svg:viewBox="0 0 21600 21600" draw:type="rectangle" draw:enhanced-path="M 0 0 L 21600 0 21600 21600 0 21600 0 0 Z N"/>
        </draw:custom-shape>
        <draw:custom-shape draw:style-name="gr159"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9"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0" draw:text-style-name="P25" draw:layer="layout" svg:width="2.026cm" svg:height="2.026cm" svg:x="10.583cm" svg:y="5.676cm">
          <text:p text:style-name="P2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25" draw:layer="layout" svg:width="6.79cm" svg:height="1.683cm" svg:x="15.261cm" svg:y="5.705cm">
          <text:p text:style-name="P24"><text:span text:style-name="T9">H1, H2, H3, H4, H5</text:span></text:p>
          <draw:enhanced-geometry svg:viewBox="0 0 21600 21600" draw:type="rectangle" draw:enhanced-path="M 0 0 L 21600 0 21600 21600 0 21600 0 0 Z N"/>
        </draw:custom-shape>
        <draw:custom-shape draw:style-name="gr173"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4" draw:text-style-name="P25" draw:layer="layout" svg:width="2.967cm" svg:height="1.284cm" svg:x="17.229cm" svg:y="8.615cm">
          <text:p text:style-name="P2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25" draw:layer="layout" svg:width="6.875cm" svg:height="0.969cm" svg:x="15.176cm" svg:y="4.736cm">
          <text:p text:style-name="P2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5"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draw:custom-shape draw:style-name="gr176" draw:text-style-name="P16"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7"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8"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3" draw:text-style-name="P25" draw:layer="layout" svg:width="6.761cm" svg:height="1.626cm" svg:x="1.454cm" svg:y="5.877cm">
          <text:p text:style-name="P24"><text:span text:style-name="T9">h1, h2, h3, h4, h5</text:span></text:p>
          <draw:enhanced-geometry svg:viewBox="0 0 21600 21600" draw:type="rectangle" draw:enhanced-path="M 0 0 L 21600 0 21600 21600 0 21600 0 0 Z N"/>
        </draw:custom-shape>
        <draw:custom-shape draw:style-name="gr159"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9"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0" draw:text-style-name="P25" draw:layer="layout" svg:width="2.026cm" svg:height="2.026cm" svg:x="10.583cm" svg:y="5.676cm">
          <text:p text:style-name="P2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25" draw:layer="layout" svg:width="6.79cm" svg:height="1.683cm" svg:x="15.261cm" svg:y="5.705cm">
          <text:p text:style-name="P24"><text:span text:style-name="T9">H1, H2, H3, H4, H5</text:span></text:p>
          <draw:enhanced-geometry svg:viewBox="0 0 21600 21600" draw:type="rectangle" draw:enhanced-path="M 0 0 L 21600 0 21600 21600 0 21600 0 0 Z N"/>
        </draw:custom-shape>
        <draw:custom-shape draw:style-name="gr173"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4" draw:text-style-name="P25" draw:layer="layout" svg:width="2.967cm" svg:height="1.284cm" svg:x="17.229cm" svg:y="8.615cm">
          <text:p text:style-name="P2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25" draw:layer="layout" svg:width="6.875cm" svg:height="0.969cm" svg:x="15.176cm" svg:y="4.736cm">
          <text:p text:style-name="P2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80" draw:text-style-name="P25" draw:layer="layout" svg:width="0.884cm" svg:height="0.77cm" svg:x="16.872cm" svg:y="10.313cm">
          <text:p text:style-name="P24"><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18.399cm" svg:y="10.27cm">
          <text:p text:style-name="P24"><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15.177cm" svg:y="10.271cm">
          <text:p text:style-name="P24"><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19.996cm" svg:y="10.357cm">
          <text:p text:style-name="P24"><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21.58cm" svg:y="10.386cm">
          <text:p text:style-name="P24"><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1"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draw:custom-shape draw:style-name="gr182" draw:text-style-name="P16"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3"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4"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3" draw:text-style-name="P25" draw:layer="layout" svg:width="6.761cm" svg:height="1.626cm" svg:x="1.454cm" svg:y="5.877cm">
          <text:p text:style-name="P24"><text:span text:style-name="T9">h1, h2, h3, h4, h5</text:span></text:p>
          <draw:enhanced-geometry svg:viewBox="0 0 21600 21600" draw:type="rectangle" draw:enhanced-path="M 0 0 L 21600 0 21600 21600 0 21600 0 0 Z N"/>
        </draw:custom-shape>
        <draw:custom-shape draw:style-name="gr159"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9"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0" draw:text-style-name="P25" draw:layer="layout" svg:width="2.026cm" svg:height="2.026cm" svg:x="10.583cm" svg:y="5.676cm">
          <text:p text:style-name="P2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25" draw:layer="layout" svg:width="6.79cm" svg:height="1.683cm" svg:x="15.261cm" svg:y="5.705cm">
          <text:p text:style-name="P24"><text:span text:style-name="T9">H1, H2, H3, H4, H5</text:span></text:p>
          <draw:enhanced-geometry svg:viewBox="0 0 21600 21600" draw:type="rectangle" draw:enhanced-path="M 0 0 L 21600 0 21600 21600 0 21600 0 0 Z N"/>
        </draw:custom-shape>
        <draw:custom-shape draw:style-name="gr173"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4" draw:text-style-name="P25" draw:layer="layout" svg:width="2.967cm" svg:height="1.284cm" svg:x="17.229cm" svg:y="8.615cm">
          <text:p text:style-name="P2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25" draw:layer="layout" svg:width="6.875cm" svg:height="0.969cm" svg:x="15.176cm" svg:y="4.736cm">
          <text:p text:style-name="P2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80" draw:text-style-name="P25" draw:layer="layout" svg:width="0.884cm" svg:height="0.77cm" svg:x="16.872cm" svg:y="10.313cm">
          <text:p text:style-name="P24"><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18.399cm" svg:y="10.27cm">
          <text:p text:style-name="P24"><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15.177cm" svg:y="10.271cm">
          <text:p text:style-name="P24"><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19.996cm" svg:y="10.357cm">
          <text:p text:style-name="P24"><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21.58cm" svg:y="10.386cm">
          <text:p text:style-name="P24"><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6" draw:text-style-name="P24" draw:layer="layout" svg:width="1.483cm" svg:height="0.343cm" svg:x="18.143cm" svg:y="11.09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7"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draw:custom-shape draw:style-name="gr188" draw:text-style-name="P16"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9"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0"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3" draw:text-style-name="P25" draw:layer="layout" svg:width="6.761cm" svg:height="1.626cm" svg:x="1.454cm" svg:y="5.877cm">
          <text:p text:style-name="P24"><text:span text:style-name="T9">h1, h2, h3, h4, h5</text:span></text:p>
          <draw:enhanced-geometry svg:viewBox="0 0 21600 21600" draw:type="rectangle" draw:enhanced-path="M 0 0 L 21600 0 21600 21600 0 21600 0 0 Z N"/>
        </draw:custom-shape>
        <draw:custom-shape draw:style-name="gr159"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9"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0" draw:text-style-name="P25" draw:layer="layout" svg:width="2.026cm" svg:height="2.026cm" svg:x="10.583cm" svg:y="5.676cm">
          <text:p text:style-name="P2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25" draw:layer="layout" svg:width="6.79cm" svg:height="1.683cm" svg:x="15.261cm" svg:y="5.705cm">
          <text:p text:style-name="P24"><text:span text:style-name="T9">H1, H2, H3, H4, H5</text:span></text:p>
          <draw:enhanced-geometry svg:viewBox="0 0 21600 21600" draw:type="rectangle" draw:enhanced-path="M 0 0 L 21600 0 21600 21600 0 21600 0 0 Z N"/>
        </draw:custom-shape>
        <draw:custom-shape draw:style-name="gr173"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4" draw:text-style-name="P25" draw:layer="layout" svg:width="2.967cm" svg:height="1.284cm" svg:x="17.229cm" svg:y="8.615cm">
          <text:p text:style-name="P2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25" draw:layer="layout" svg:width="6.875cm" svg:height="0.969cm" svg:x="15.176cm" svg:y="4.736cm">
          <text:p text:style-name="P2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80" draw:text-style-name="P25" draw:layer="layout" svg:width="0.884cm" svg:height="0.77cm" svg:x="16.872cm" svg:y="10.313cm">
          <text:p text:style-name="P24"><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xml:id="id1" draw:id="id1" draw:layer="layout" svg:width="0.884cm" svg:height="0.77cm" svg:x="18.399cm" svg:y="10.27cm">
          <text:p text:style-name="P24"><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15.177cm" svg:y="10.271cm">
          <text:p text:style-name="P24"><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19.996cm" svg:y="10.357cm">
          <text:p text:style-name="P24"><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21.58cm" svg:y="10.386cm">
          <text:p text:style-name="P24"><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25" xml:id="id2" draw:id="id2" draw:layer="layout" svg:width="2.346cm" svg:height="0.77cm" svg:x="11.773cm" svg:y="11.814cm">
          <text:p text:style-name="P24"><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25" draw:layer="layout" svg:width="2.346cm" svg:height="0.77cm" svg:x="14.574cm" svg:y="11.815cm">
          <text:p text:style-name="P24"><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25" draw:layer="layout" svg:width="2.346cm" svg:height="0.77cm" svg:x="17.275cm" svg:y="11.816cm">
          <text:p text:style-name="P24"><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25" draw:layer="layout" svg:width="2.346cm" svg:height="0.77cm" svg:x="20.176cm" svg:y="11.817cm">
          <text:p text:style-name="P24"><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3" draw:layer="layout" draw:line-skew="-0.217cm" svg:x1="18.784cm" svg:y1="11.04cm" svg:x2="12.158cm" svg:y2="11.814cm" draw:start-shape="id1" draw:start-glue-point="6" draw:end-shape="id2" draw:end-glue-point="4" svg:d="M18784 11040v285h-2524v-12h-4102v501" svg:viewBox="0 0 6627 775">
          <text:p/>
        </draw:connector>
        <presentation:notes draw:style-name="dp3" presentation:use-date-time-name="dtd1">
          <draw:page-thumbnail draw:style-name="gr7" draw:layer="layout" svg:width="11.43cm" svg:height="8.573cm" svg:x="3.81cm" svg:y="3.175cm" draw:page-number="3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4"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draw:custom-shape draw:style-name="gr195" draw:text-style-name="P16"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6"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7"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3" draw:text-style-name="P25" draw:layer="layout" svg:width="6.761cm" svg:height="1.626cm" svg:x="1.454cm" svg:y="5.877cm">
          <text:p text:style-name="P24"><text:span text:style-name="T9">h1, h2, h3, h4, h5</text:span></text:p>
          <draw:enhanced-geometry svg:viewBox="0 0 21600 21600" draw:type="rectangle" draw:enhanced-path="M 0 0 L 21600 0 21600 21600 0 21600 0 0 Z N"/>
        </draw:custom-shape>
        <draw:custom-shape draw:style-name="gr159"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9"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0" draw:text-style-name="P25" draw:layer="layout" svg:width="2.026cm" svg:height="2.026cm" svg:x="10.583cm" svg:y="5.676cm">
          <text:p text:style-name="P2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25" draw:layer="layout" svg:width="6.79cm" svg:height="1.683cm" svg:x="15.261cm" svg:y="5.705cm">
          <text:p text:style-name="P24"><text:span text:style-name="T9">H1, H2, H3, H4, H5</text:span></text:p>
          <draw:enhanced-geometry svg:viewBox="0 0 21600 21600" draw:type="rectangle" draw:enhanced-path="M 0 0 L 21600 0 21600 21600 0 21600 0 0 Z N"/>
        </draw:custom-shape>
        <draw:custom-shape draw:style-name="gr173"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4" draw:text-style-name="P25" draw:layer="layout" svg:width="2.967cm" svg:height="1.284cm" svg:x="17.229cm" svg:y="8.615cm">
          <text:p text:style-name="P2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25" draw:layer="layout" svg:width="6.875cm" svg:height="0.969cm" svg:x="15.176cm" svg:y="4.736cm">
          <text:p text:style-name="P2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80" draw:text-style-name="P25" draw:layer="layout" svg:width="0.884cm" svg:height="0.77cm" svg:x="16.872cm" svg:y="10.313cm">
          <text:p text:style-name="P24"><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xml:id="id3" draw:id="id3" draw:layer="layout" svg:width="0.884cm" svg:height="0.77cm" svg:x="18.399cm" svg:y="10.27cm">
          <text:p text:style-name="P24"><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15.177cm" svg:y="10.271cm">
          <text:p text:style-name="P24"><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19.996cm" svg:y="10.357cm">
          <text:p text:style-name="P24"><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21.58cm" svg:y="10.386cm">
          <text:p text:style-name="P24"><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25" xml:id="id4" draw:id="id4" draw:layer="layout" svg:width="2.346cm" svg:height="0.77cm" svg:x="11.773cm" svg:y="11.814cm">
          <text:p text:style-name="P24"><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25" draw:layer="layout" svg:width="2.346cm" svg:height="0.77cm" svg:x="14.574cm" svg:y="11.815cm">
          <text:p text:style-name="P24"><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25" draw:layer="layout" svg:width="2.346cm" svg:height="0.77cm" svg:x="17.275cm" svg:y="11.816cm">
          <text:p text:style-name="P24"><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25" draw:layer="layout" svg:width="2.346cm" svg:height="0.77cm" svg:x="20.176cm" svg:y="11.817cm">
          <text:p text:style-name="P24"><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3" draw:layer="layout" draw:line-skew="-0.217cm" svg:x1="18.784cm" svg:y1="11.04cm" svg:x2="12.158cm" svg:y2="11.814cm" draw:start-shape="id3" draw:start-glue-point="6" draw:end-shape="id4" draw:end-glue-point="4" svg:d="M18784 11040v285h-2524v-12h-4102v501" svg:viewBox="0 0 6627 775">
          <text:p/>
        </draw:connector>
        <draw:custom-shape draw:style-name="gr199" draw:text-style-name="P24" draw:layer="layout" svg:width="2.823cm" svg:height="0.343cm" svg:x="20.026cm" svg:y="12.6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0"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draw:custom-shape draw:style-name="gr201" draw:text-style-name="P16"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2"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3"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3" draw:text-style-name="P25" draw:layer="layout" svg:width="6.761cm" svg:height="1.626cm" svg:x="1.454cm" svg:y="5.877cm">
          <text:p text:style-name="P24"><text:span text:style-name="T9">h1, h2, h3, h4, h5</text:span></text:p>
          <draw:enhanced-geometry svg:viewBox="0 0 21600 21600" draw:type="rectangle" draw:enhanced-path="M 0 0 L 21600 0 21600 21600 0 21600 0 0 Z N"/>
        </draw:custom-shape>
        <draw:custom-shape draw:style-name="gr159"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9"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0" draw:text-style-name="P25" draw:layer="layout" svg:width="2.026cm" svg:height="2.026cm" svg:x="10.583cm" svg:y="5.676cm">
          <text:p text:style-name="P2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25" draw:layer="layout" svg:width="6.79cm" svg:height="1.683cm" svg:x="15.261cm" svg:y="5.705cm">
          <text:p text:style-name="P24"><text:span text:style-name="T9">H1, H2, H3, H4, H5</text:span></text:p>
          <draw:enhanced-geometry svg:viewBox="0 0 21600 21600" draw:type="rectangle" draw:enhanced-path="M 0 0 L 21600 0 21600 21600 0 21600 0 0 Z N"/>
        </draw:custom-shape>
        <draw:custom-shape draw:style-name="gr173"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4" draw:text-style-name="P25" draw:layer="layout" svg:width="2.967cm" svg:height="1.284cm" svg:x="17.229cm" svg:y="8.615cm">
          <text:p text:style-name="P2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25" draw:layer="layout" svg:width="6.875cm" svg:height="0.969cm" svg:x="15.176cm" svg:y="4.736cm">
          <text:p text:style-name="P2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80" draw:text-style-name="P25" draw:layer="layout" svg:width="0.884cm" svg:height="0.77cm" svg:x="16.872cm" svg:y="10.313cm">
          <text:p text:style-name="P24"><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xml:id="id5" draw:id="id5" draw:layer="layout" svg:width="0.884cm" svg:height="0.77cm" svg:x="18.399cm" svg:y="10.27cm">
          <text:p text:style-name="P24"><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15.177cm" svg:y="10.271cm">
          <text:p text:style-name="P24"><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19.996cm" svg:y="10.357cm">
          <text:p text:style-name="P24"><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21.58cm" svg:y="10.386cm">
          <text:p text:style-name="P24"><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25" xml:id="id6" draw:id="id6" draw:layer="layout" svg:width="2.346cm" svg:height="0.77cm" svg:x="11.773cm" svg:y="11.814cm">
          <text:p text:style-name="P24"><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25" draw:layer="layout" svg:width="2.346cm" svg:height="0.77cm" svg:x="14.574cm" svg:y="11.815cm">
          <text:p text:style-name="P24"><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25" draw:layer="layout" svg:width="2.346cm" svg:height="0.77cm" svg:x="17.275cm" svg:y="11.816cm">
          <text:p text:style-name="P24"><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25" xml:id="id7" draw:id="id7" draw:layer="layout" svg:width="2.346cm" svg:height="0.77cm" svg:x="20.176cm" svg:y="11.817cm">
          <text:p text:style-name="P24"><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3" draw:layer="layout" draw:line-skew="-0.217cm" svg:x1="18.784cm" svg:y1="11.04cm" svg:x2="12.158cm" svg:y2="11.814cm" draw:start-shape="id5" draw:start-glue-point="6" draw:end-shape="id6" draw:end-glue-point="4" svg:d="M18784 11040v285h-2524v-12h-4102v501" svg:viewBox="0 0 6627 775">
          <text:p/>
        </draw:connector>
        <draw:custom-shape draw:style-name="gr205" draw:text-style-name="P25" xml:id="id8" draw:id="id8" draw:layer="layout" svg:width="3.189cm" svg:height="0.77cm" svg:x="11.774cm" svg:y="13.786cm">
          <text:p text:style-name="P24"><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5" draw:text-style-name="P25" draw:layer="layout" svg:width="3.189cm" svg:height="0.77cm" svg:x="15.474cm" svg:y="13.787cm">
          <text:p text:style-name="P24"><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5" draw:text-style-name="P25" draw:layer="layout" svg:width="3.189cm" svg:height="0.77cm" svg:x="19.274cm" svg:y="13.788cm">
          <text:p text:style-name="P24"><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3" draw:layer="layout" svg:x1="20.561cm" svg:y1="12.587cm" svg:x2="12.159cm" svg:y2="13.786cm" draw:start-shape="id7" draw:start-glue-point="6" draw:end-shape="id8" draw:end-glue-point="4" svg:d="M20561 12587v600h-8402v599" svg:viewBox="0 0 8403 1200">
          <text:p/>
        </draw:connector>
        <presentation:notes draw:style-name="dp3" presentation:use-date-time-name="dtd1">
          <draw:page-thumbnail draw:style-name="gr7" draw:layer="layout" svg:width="11.43cm" svg:height="8.573cm" svg:x="3.81cm" svg:y="3.175cm" draw:page-number="3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6"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draw:custom-shape draw:style-name="gr207" draw:text-style-name="P16"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8"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9"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3" draw:text-style-name="P25" draw:layer="layout" svg:width="6.761cm" svg:height="1.626cm" svg:x="1.454cm" svg:y="5.877cm">
          <text:p text:style-name="P24"><text:span text:style-name="T9">h1, h2, h3, h4, h5</text:span></text:p>
          <draw:enhanced-geometry svg:viewBox="0 0 21600 21600" draw:type="rectangle" draw:enhanced-path="M 0 0 L 21600 0 21600 21600 0 21600 0 0 Z N"/>
        </draw:custom-shape>
        <draw:custom-shape draw:style-name="gr159"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9"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0" draw:text-style-name="P25" draw:layer="layout" svg:width="2.026cm" svg:height="2.026cm" svg:x="10.583cm" svg:y="5.676cm">
          <text:p text:style-name="P2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25" draw:layer="layout" svg:width="6.79cm" svg:height="1.683cm" svg:x="15.261cm" svg:y="5.705cm">
          <text:p text:style-name="P24"><text:span text:style-name="T9">H1, H2, H3, H4, H5</text:span></text:p>
          <draw:enhanced-geometry svg:viewBox="0 0 21600 21600" draw:type="rectangle" draw:enhanced-path="M 0 0 L 21600 0 21600 21600 0 21600 0 0 Z N"/>
        </draw:custom-shape>
        <draw:custom-shape draw:style-name="gr173"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4" draw:text-style-name="P25" draw:layer="layout" svg:width="2.967cm" svg:height="1.284cm" svg:x="17.229cm" svg:y="8.615cm">
          <text:p text:style-name="P2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25" draw:layer="layout" svg:width="6.875cm" svg:height="0.969cm" svg:x="15.176cm" svg:y="4.736cm">
          <text:p text:style-name="P2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80" draw:text-style-name="P25" draw:layer="layout" svg:width="0.884cm" svg:height="0.77cm" svg:x="16.872cm" svg:y="10.313cm">
          <text:p text:style-name="P24"><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xml:id="id9" draw:id="id9" draw:layer="layout" svg:width="0.884cm" svg:height="0.77cm" svg:x="18.399cm" svg:y="10.27cm">
          <text:p text:style-name="P24"><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15.177cm" svg:y="10.271cm">
          <text:p text:style-name="P24"><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19.996cm" svg:y="10.357cm">
          <text:p text:style-name="P24"><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21.58cm" svg:y="10.386cm">
          <text:p text:style-name="P24"><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25" xml:id="id10" draw:id="id10" draw:layer="layout" svg:width="2.346cm" svg:height="0.77cm" svg:x="11.773cm" svg:y="11.814cm">
          <text:p text:style-name="P24"><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25" draw:layer="layout" svg:width="2.346cm" svg:height="0.77cm" svg:x="14.574cm" svg:y="11.815cm">
          <text:p text:style-name="P24"><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25" draw:layer="layout" svg:width="2.346cm" svg:height="0.77cm" svg:x="17.275cm" svg:y="11.816cm">
          <text:p text:style-name="P24"><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25" xml:id="id11" draw:id="id11" draw:layer="layout" svg:width="2.346cm" svg:height="0.77cm" svg:x="20.176cm" svg:y="11.817cm">
          <text:p text:style-name="P24"><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3" draw:layer="layout" draw:line-skew="-0.217cm" svg:x1="18.784cm" svg:y1="11.04cm" svg:x2="12.158cm" svg:y2="11.814cm" draw:start-shape="id9" draw:start-glue-point="6" draw:end-shape="id10" draw:end-glue-point="4" svg:d="M18784 11040v285h-2524v-12h-4102v501" svg:viewBox="0 0 6627 775">
          <text:p/>
        </draw:connector>
        <draw:custom-shape draw:style-name="gr205" draw:text-style-name="P25" xml:id="id12" draw:id="id12" draw:layer="layout" svg:width="3.189cm" svg:height="0.77cm" svg:x="11.774cm" svg:y="13.786cm">
          <text:p text:style-name="P24"><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5" draw:text-style-name="P25" draw:layer="layout" svg:width="3.189cm" svg:height="0.77cm" svg:x="15.474cm" svg:y="13.787cm">
          <text:p text:style-name="P24"><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5" draw:text-style-name="P25" draw:layer="layout" svg:width="3.189cm" svg:height="0.77cm" svg:x="19.274cm" svg:y="13.788cm">
          <text:p text:style-name="P24"><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3" draw:layer="layout" svg:x1="20.561cm" svg:y1="12.587cm" svg:x2="12.159cm" svg:y2="13.786cm" draw:start-shape="id11" draw:start-glue-point="6" draw:end-shape="id12" draw:end-glue-point="4" svg:d="M20561 12587v600h-8402v599" svg:viewBox="0 0 8403 1200">
          <text:p/>
        </draw:connector>
        <draw:custom-shape draw:style-name="gr211" draw:text-style-name="P24" draw:layer="layout" svg:width="3.251cm" svg:height="0.285cm" svg:x="15.462cm" svg:y="14.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2"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Default" presentation:use-date-time-name="dtd1">
        <draw:custom-shape draw:style-name="gr213" draw:text-style-name="P16"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14"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5"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3" draw:text-style-name="P25" draw:layer="layout" svg:width="6.761cm" svg:height="1.626cm" svg:x="1.454cm" svg:y="5.877cm">
          <text:p text:style-name="P24"><text:span text:style-name="T9">h1, h2, h3, h4, h5</text:span></text:p>
          <draw:enhanced-geometry svg:viewBox="0 0 21600 21600" draw:type="rectangle" draw:enhanced-path="M 0 0 L 21600 0 21600 21600 0 21600 0 0 Z N"/>
        </draw:custom-shape>
        <draw:custom-shape draw:style-name="gr159"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9"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0" draw:text-style-name="P25" draw:layer="layout" svg:width="2.026cm" svg:height="2.026cm" svg:x="10.583cm" svg:y="5.676cm">
          <text:p text:style-name="P24"><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25" draw:layer="layout" svg:width="6.79cm" svg:height="1.683cm" svg:x="15.261cm" svg:y="5.705cm">
          <text:p text:style-name="P24"><text:span text:style-name="T9">H1, H2, H3, H4, H5</text:span></text:p>
          <draw:enhanced-geometry svg:viewBox="0 0 21600 21600" draw:type="rectangle" draw:enhanced-path="M 0 0 L 21600 0 21600 21600 0 21600 0 0 Z N"/>
        </draw:custom-shape>
        <draw:custom-shape draw:style-name="gr173"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4" draw:text-style-name="P25" draw:layer="layout" svg:width="2.967cm" svg:height="1.284cm" svg:x="17.229cm" svg:y="8.615cm">
          <text:p text:style-name="P24"><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25" draw:layer="layout" svg:width="6.875cm" svg:height="0.969cm" svg:x="15.176cm" svg:y="4.736cm">
          <text:p text:style-name="P24"><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80" draw:text-style-name="P25" draw:layer="layout" svg:width="0.884cm" svg:height="0.77cm" svg:x="16.872cm" svg:y="10.313cm">
          <text:p text:style-name="P24"><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xml:id="id13" draw:id="id13" draw:layer="layout" svg:width="0.884cm" svg:height="0.77cm" svg:x="18.399cm" svg:y="10.27cm">
          <text:p text:style-name="P24"><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15.177cm" svg:y="10.271cm">
          <text:p text:style-name="P24"><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19.996cm" svg:y="10.357cm">
          <text:p text:style-name="P24"><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0.884cm" svg:height="0.77cm" svg:x="21.58cm" svg:y="10.386cm">
          <text:p text:style-name="P24"><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25" xml:id="id14" draw:id="id14" draw:layer="layout" svg:width="2.346cm" svg:height="0.77cm" svg:x="11.773cm" svg:y="11.814cm">
          <text:p text:style-name="P24"><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25" draw:layer="layout" svg:width="2.346cm" svg:height="0.77cm" svg:x="14.574cm" svg:y="11.815cm">
          <text:p text:style-name="P24"><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25" draw:layer="layout" svg:width="2.346cm" svg:height="0.77cm" svg:x="17.275cm" svg:y="11.816cm">
          <text:p text:style-name="P24"><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25" xml:id="id15" draw:id="id15" draw:layer="layout" svg:width="2.346cm" svg:height="0.77cm" svg:x="20.176cm" svg:y="11.817cm">
          <text:p text:style-name="P24"><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3" draw:layer="layout" draw:line-skew="-0.217cm" svg:x1="18.784cm" svg:y1="11.04cm" svg:x2="12.158cm" svg:y2="11.814cm" draw:start-shape="id13" draw:start-glue-point="6" draw:end-shape="id14" draw:end-glue-point="4" svg:d="M18784 11040v285h-2524v-12h-4102v501" svg:viewBox="0 0 6627 775">
          <text:p/>
        </draw:connector>
        <draw:custom-shape draw:style-name="gr205" draw:text-style-name="P25" xml:id="id16" draw:id="id16" draw:layer="layout" svg:width="3.189cm" svg:height="0.77cm" svg:x="11.774cm" svg:y="13.786cm">
          <text:p text:style-name="P24"><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5" draw:text-style-name="P25" draw:layer="layout" svg:width="3.189cm" svg:height="0.77cm" svg:x="15.474cm" svg:y="13.787cm">
          <text:p text:style-name="P24"><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5" draw:text-style-name="P25" draw:layer="layout" svg:width="3.189cm" svg:height="0.77cm" svg:x="19.274cm" svg:y="13.788cm">
          <text:p text:style-name="P24"><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3" draw:layer="layout" svg:x1="20.561cm" svg:y1="12.587cm" svg:x2="12.159cm" svg:y2="13.786cm" draw:start-shape="id15" draw:start-glue-point="6" draw:end-shape="id16" draw:end-glue-point="4" svg:d="M20561 12587v600h-8402v599" svg:viewBox="0 0 8403 1200">
          <text:p/>
        </draw:connector>
        <draw:frame draw:style-name="gr217" draw:text-style-name="P26" draw:layer="layout" svg:width="9.157cm" svg:height="1.775cm" svg:x="13.35cm" svg:y="14.977cm">
          <draw:text-box>
            <text:p><text:span text:style-name="T9">Return <text:s/></text:span></text:p>
          </draw:text-box>
        </draw:frame>
        <draw:custom-shape draw:style-name="gr205" draw:text-style-name="P25" draw:layer="layout" svg:width="3.189cm" svg:height="0.77cm" svg:x="16.074cm" svg:y="15.088cm">
          <text:p text:style-name="P24"><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4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8"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Default" presentation:use-date-time-name="dtd1">
        <draw:custom-shape draw:style-name="gr219" draw:text-style-name="P16"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20" draw:text-style-name="P21" draw:layer="layout" svg:width="22.86cm" svg:height="13.693cm" svg:x="1.27cm" svg:y="3.232cm">
          <text:p><text:span text:style-name="T8">We run two set of experiments:</text:span></text:p>
          <text:p><text:span text:style-name="T8"/></text:p>
          <text:p><text:span text:style-name="T8">1.- Verify whether the approximations </text:span><text:span text:style-name="T10">Ĵ</text:span><text:span text:style-name="T8"> of </text:span><text:span text:style-name="T10">J</text:span><text:span text:style-name="T8"> provided by CS and SS allow GHS to make near-optimal subset selections</text:span></text:p>
          <text:p><text:span text:style-name="T8"/></text:p>
          <text:p><text:span text:style-name="T8"/></text:p>
          <text:p><text:span text:style-name="T8"/></text:p>
          <text:p><text:span text:style-name="T8"/></text:p>
          <text:p><text:span text:style-name="T8">2.- Compare GHS using different sets of heuristics to current state-of-the-art planners. <text:s/></text:span></text:p>
          <text:p><text:span text:style-name="T8"/></text:p>
          <text:list text:style-name="L1">
            <text:list-item>
              <text:p text:style-name="P20"><text:span text:style-name="T8"/></text:p>
            </text:list-item>
            <text:list-item>
              <text:p text:style-name="P20"><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1"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3"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Default" presentation:use-date-time-name="dtd1">
        <draw:custom-shape draw:style-name="gr224" draw:text-style-name="P16"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25" draw:text-style-name="P21" draw:layer="layout" svg:width="22.86cm" svg:height="13.693cm" svg:x="1.27cm" svg:y="3.232cm">
          <text:p><text:span text:style-name="T8">1.- Verify whether the approximations </text:span><text:span text:style-name="T10">Ĵ</text:span><text:span text:style-name="T8"> of </text:span><text:span text:style-name="T10">J</text:span><text:span text:style-name="T8"> provided by CS allow GHS to make near-optimal subset selections</text:span></text:p>
          <text:p><text:span text:style-name="T8"/></text:p>
          <text:p><text:span text:style-name="T8"/></text:p>
          <text:p><text:span text:style-name="T8"/></text:p>
          <text:list text:style-name="L1">
            <text:list-item>
              <text:p text:style-name="P20"><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6"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Instance</text:p>
              </table:table-cell>
              <table:table-cell>
                <text:p>J(ζ)</text:p>
              </table:table-cell>
              <table:table-cell>
                <text:p>J(ζ')</text:p>
              </table:table-cell>
              <table:table-cell>
                <text:p>|ζ|</text:p>
              </table:table-cell>
              <table:table-cell>
                <text:p>|ζ'|</text:p>
              </table:table-cell>
            </table:table-row>
            <table:table-row table:style-name="ro1" table:default-cell-style-name="ce1">
              <table:table-cell>
                <text:p>barman-1</text:p>
              </table:table-cell>
              <table:table-cell>
                <text:p>7,672,931</text:p>
              </table:table-cell>
              <table:table-cell>
                <text:p>7,673,451</text:p>
              </table:table-cell>
              <table:table-cell>
                <text:p>348</text:p>
              </table:table-cell>
              <table:table-cell>
                <text:p>38</text:p>
              </table:table-cell>
            </table:table-row>
            <table:table-row table:style-name="ro1" table:default-cell-style-name="ce1">
              <table:table-cell>
                <text:p>barman-2</text:p>
              </table:table-cell>
              <table:table-cell>
                <text:p>6,998,364</text:p>
              </table:table-cell>
              <table:table-cell>
                <text:p>6,998,395</text:p>
              </table:table-cell>
              <table:table-cell>
                <text:p>365</text:p>
              </table:table-cell>
              <table:table-cell>
                <text:p>34</text:p>
              </table:table-cell>
            </table:table-row>
            <table:table-row table:style-name="ro1" table:default-cell-style-name="ce1">
              <table:table-cell>
                <text:p>barman-3</text:p>
              </table:table-cell>
              <table:table-cell>
                <text:p>6,972,471</text:p>
              </table:table-cell>
              <table:table-cell>
                <text:p>6,972,849</text:p>
              </table:table-cell>
              <table:table-cell>
                <text:p>365</text:p>
              </table:table-cell>
              <table:table-cell>
                <text:p>39</text:p>
              </table:table-cell>
            </table:table-row>
            <table:table-row table:style-name="ro1" table:default-cell-style-name="ce1">
              <table:table-cell>
                <text:p>barman-4</text:p>
              </table:table-cell>
              <table:table-cell>
                <text:p>6,911,404</text:p>
              </table:table-cell>
              <table:table-cell>
                <text:p>6,911,496</text:p>
              </table:table-cell>
              <table:table-cell>
                <text:p>351</text:p>
              </table:table-cell>
              <table:table-cell>
                <text:p>30</text:p>
              </table:table-cell>
            </table:table-row>
            <table:table-row table:style-name="ro1" table:default-cell-style-name="ce1">
              <table:table-cell>
                <text:p>elevators-15</text:p>
              </table:table-cell>
              <table:table-cell>
                <text:p>1,709,038</text:p>
              </table:table-cell>
              <table:table-cell>
                <text:p>1,740,998</text:p>
              </table:table-cell>
              <table:table-cell>
                <text:p>46</text:p>
              </table:table-cell>
              <table:table-cell>
                <text:p>20</text:p>
              </table:table-cell>
            </table:table-row>
            <table:table-row table:style-name="ro1" table:default-cell-style-name="ce1">
              <table:table-cell>
                <text:p>floortile-4</text:p>
              </table:table-cell>
              <table:table-cell>
                <text:p>34,175,502</text:p>
              </table:table-cell>
              <table:table-cell>
                <text:p>34,175,578</text:p>
              </table:table-cell>
              <table:table-cell>
                <text:p>43</text:p>
              </table:table-cell>
              <table:table-cell>
                <text:p>37</text:p>
              </table:table-cell>
            </table:table-row>
            <table:table-row table:style-name="ro1" table:default-cell-style-name="ce1">
              <table:table-cell>
                <text:p>openstacks-10</text:p>
              </table:table-cell>
              <table:table-cell>
                <text:p>449,132</text:p>
              </table:table-cell>
              <table:table-cell>
                <text:p>449,132</text:p>
              </table:table-cell>
              <table:table-cell>
                <text:p>106</text:p>
              </table:table-cell>
              <table:table-cell>
                <text:p>1</text:p>
              </table:table-cell>
            </table:table-row>
            <table:table-row table:style-name="ro1" table:default-cell-style-name="ce1">
              <table:table-cell>
                <text:p>openstacks-12</text:p>
              </table:table-cell>
              <table:table-cell>
                <text:p>1,312,457</text:p>
              </table:table-cell>
              <table:table-cell>
                <text:p>1,312,457</text:p>
              </table:table-cell>
              <table:table-cell>
                <text:p>139</text:p>
              </table:table-cell>
              <table:table-cell>
                <text:p>1</text:p>
              </table:table-cell>
            </table:table-row>
            <table:table-row table:style-name="ro1" table:default-cell-style-name="ce1">
              <table:table-cell>
                <text:p>openstacks-14</text:p>
              </table:table-cell>
              <table:table-cell>
                <text:p>48,877</text:p>
              </table:table-cell>
              <table:table-cell>
                <text:p>48,877</text:p>
              </table:table-cell>
              <table:table-cell>
                <text:p>111</text:p>
              </table:table-cell>
              <table:table-cell>
                <text:p>1</text:p>
              </table:table-cell>
            </table:table-row>
            <table:table-row table:style-name="ro1" table:default-cell-style-name="ce1">
              <table:table-cell>
                <text:p>openstacks-6</text:p>
              </table:table-cell>
              <table:table-cell>
                <text:p>387,675</text:p>
              </table:table-cell>
              <table:table-cell>
                <text:p>387,675</text:p>
              </table:table-cell>
              <table:table-cell>
                <text:p>76</text:p>
              </table:table-cell>
              <table:table-cell>
                <text:p>1</text:p>
              </table:table-cell>
            </table:table-row>
            <table:table-row table:style-name="ro1" table:default-cell-style-name="ce1">
              <table:table-cell>
                <text:p>openstacks-7</text:p>
              </table:table-cell>
              <table:table-cell>
                <text:p>21,097</text:p>
              </table:table-cell>
              <table:table-cell>
                <text:p>21,097</text:p>
              </table:table-cell>
              <table:table-cell>
                <text:p>106</text:p>
              </table:table-cell>
              <table:table-cell>
                <text:p>1</text:p>
              </table:table-cell>
            </table:table-row>
          </table:table>
          <draw:image xlink:href="Pictures/TablePreview1.svm" xlink:type="simple" xlink:show="embed" xlink:actuate="onLoad"/>
        </draw:frame>
        <presentation:notes draw:style-name="dp3" presentation:use-date-time-name="dtd1">
          <draw:page-thumbnail draw:style-name="gr7" draw:layer="layout" svg:width="11.43cm" svg:height="8.573cm" svg:x="3.81cm" svg:y="3.175cm" draw:page-number="4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8"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Default" presentation:use-date-time-name="dtd1">
        <draw:custom-shape draw:style-name="gr229" draw:text-style-name="P16"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30" draw:text-style-name="P21" draw:layer="layout" svg:width="22.86cm" svg:height="13.693cm" svg:x="1.27cm" svg:y="3.232cm">
          <text:p><text:span text:style-name="T25"/></text:p>
          <text:p><text:span text:style-name="T8"/></text:p>
          <text:p><text:span text:style-name="T8"/></text:p>
          <text:p><text:span text:style-name="T8"/></text:p>
          <text:list text:style-name="L1">
            <text:list-item>
              <text:p text:style-name="P20"><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1"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4.321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9">Instance</text:span></text:p>
              </table:table-cell>
              <table:table-cell>
                <text:p><text:span text:style-name="T9">J(ζ)</text:span></text:p>
              </table:table-cell>
              <table:table-cell>
                <text:p><text:span text:style-name="T9">J(ζ')</text:span></text:p>
              </table:table-cell>
              <table:table-cell>
                <text:p><text:span text:style-name="T9">|ζ|</text:span></text:p>
              </table:table-cell>
              <table:table-cell>
                <text:p><text:span text:style-name="T9">|ζ'|</text:span></text:p>
              </table:table-cell>
            </table:table-row>
            <table:table-row table:style-name="ro2" table:default-cell-style-name="ce1">
              <table:table-cell>
                <text:p>openstacks-8</text:p>
              </table:table-cell>
              <table:table-cell>
                <text:p>1,557,369</text:p>
              </table:table-cell>
              <table:table-cell>
                <text:p>1,557,369</text:p>
              </table:table-cell>
              <table:table-cell>
                <text:p>122</text:p>
              </table:table-cell>
              <table:table-cell>
                <text:p>1</text:p>
              </table:table-cell>
            </table:table-row>
            <table:table-row table:style-name="ro2" table:default-cell-style-name="ce1">
              <table:table-cell>
                <text:p>openstacks-9</text:p>
              </table:table-cell>
              <table:table-cell>
                <text:p>592,006</text:p>
              </table:table-cell>
              <table:table-cell>
                <text:p>592,006</text:p>
              </table:table-cell>
              <table:table-cell>
                <text:p>124</text:p>
              </table:table-cell>
              <table:table-cell>
                <text:p>1</text:p>
              </table:table-cell>
            </table:table-row>
            <table:table-row table:style-name="ro2" table:default-cell-style-name="ce1">
              <table:table-cell>
                <text:p>parcprinter-11</text:p>
              </table:table-cell>
              <table:table-cell>
                <text:p>1,746,823</text:p>
              </table:table-cell>
              <table:table-cell>
                <text:p>1,761,576</text:p>
              </table:table-cell>
              <table:table-cell>
                <text:p>194</text:p>
              </table:table-cell>
              <table:table-cell>
                <text:p>21</text:p>
              </table:table-cell>
            </table:table-row>
            <table:table-row table:style-name="ro2" table:default-cell-style-name="ce1">
              <table:table-cell>
                <text:p>parking-1</text:p>
              </table:table-cell>
              <table:table-cell>
                <text:p>20,471,388</text:p>
              </table:table-cell>
              <table:table-cell>
                <text:p>20,471,388</text:p>
              </table:table-cell>
              <table:table-cell>
                <text:p>21</text:p>
              </table:table-cell>
              <table:table-cell>
                <text:p>17</text:p>
              </table:table-cell>
            </table:table-row>
            <table:table-row table:style-name="ro2" table:default-cell-style-name="ce1">
              <table:table-cell>
                <text:p>pegsol-18</text:p>
              </table:table-cell>
              <table:table-cell>
                <text:p>3,370,115</text:p>
              </table:table-cell>
              <table:table-cell>
                <text:p>3,370,115</text:p>
              </table:table-cell>
              <table:table-cell>
                <text:p>46</text:p>
              </table:table-cell>
              <table:table-cell>
                <text:p>45</text:p>
              </table:table-cell>
            </table:table-row>
            <table:table-row table:style-name="ro2" table:default-cell-style-name="ce1">
              <table:table-cell>
                <text:p>scanalyzer-5</text:p>
              </table:table-cell>
              <table:table-cell>
                <text:p>33,209,700</text:p>
              </table:table-cell>
              <table:table-cell>
                <text:p>33,301,500</text:p>
              </table:table-cell>
              <table:table-cell>
                <text:p>27</text:p>
              </table:table-cell>
              <table:table-cell>
                <text:p>17</text:p>
              </table:table-cell>
            </table:table-row>
            <table:table-row table:style-name="ro2" table:default-cell-style-name="ce1">
              <table:table-cell>
                <text:p>sokoban-18</text:p>
              </table:table-cell>
              <table:table-cell>
                <text:p>192,021</text:p>
              </table:table-cell>
              <table:table-cell>
                <text:p>192,529</text:p>
              </table:table-cell>
              <table:table-cell>
                <text:p>26</text:p>
              </table:table-cell>
              <table:table-cell>
                <text:p>14</text:p>
              </table:table-cell>
            </table:table-row>
            <table:table-row table:style-name="ro2" table:default-cell-style-name="ce1">
              <table:table-cell>
                <text:p>tidybot-13</text:p>
              </table:table-cell>
              <table:table-cell>
                <text:p>2,481,025</text:p>
              </table:table-cell>
              <table:table-cell>
                <text:p>9,579,254</text:p>
              </table:table-cell>
              <table:table-cell>
                <text:p>120</text:p>
              </table:table-cell>
              <table:table-cell>
                <text:p>1</text:p>
              </table:table-cell>
            </table:table-row>
            <table:table-row table:style-name="ro2" table:default-cell-style-name="ce1">
              <table:table-cell>
                <text:p>tidybot-14</text:p>
              </table:table-cell>
              <table:table-cell>
                <text:p>586,115</text:p>
              </table:table-cell>
              <table:table-cell>
                <text:p>588,842</text:p>
              </table:table-cell>
              <table:table-cell>
                <text:p>143</text:p>
              </table:table-cell>
              <table:table-cell>
                <text:p>2</text:p>
              </table:table-cell>
            </table:table-row>
            <table:table-row table:style-name="ro2" table:default-cell-style-name="ce1">
              <table:table-cell>
                <text:p>tidybot-5</text:p>
              </table:table-cell>
              <table:table-cell>
                <text:p>1,646,746</text:p>
              </table:table-cell>
              <table:table-cell>
                <text:p>1,648,062</text:p>
              </table:table-cell>
              <table:table-cell>
                <text:p>129</text:p>
              </table:table-cell>
              <table:table-cell>
                <text:p>1</text:p>
              </table:table-cell>
            </table:table-row>
            <table:table-row table:style-name="ro2" table:default-cell-style-name="ce1">
              <table:table-cell>
                <text:p>tidybot-8</text:p>
              </table:table-cell>
              <table:table-cell>
                <text:p>1,631,155</text:p>
              </table:table-cell>
              <table:table-cell>
                <text:p>1,636,622</text:p>
              </table:table-cell>
              <table:table-cell>
                <text:p>125</text:p>
              </table:table-cell>
              <table:table-cell>
                <text:p>1</text:p>
              </table:table-cell>
            </table:table-row>
            <table:table-row table:style-name="ro2" table:default-cell-style-name="ce1">
              <table:table-cell>
                <text:p>transport-13</text:p>
              </table:table-cell>
              <table:table-cell>
                <text:p>10,638,965</text:p>
              </table:table-cell>
              <table:table-cell>
                <text:p>15,889,132</text:p>
              </table:table-cell>
              <table:table-cell>
                <text:p>49</text:p>
              </table:table-cell>
              <table:table-cell>
                <text:p>9</text:p>
              </table:table-cell>
            </table:table-row>
            <table:table-row table:style-name="ro2" table:default-cell-style-name="ce1">
              <table:table-cell>
                <text:p>transport-17</text:p>
              </table:table-cell>
              <table:table-cell>
                <text:p>215,027</text:p>
              </table:table-cell>
              <table:table-cell>
                <text:p>223,310</text:p>
              </table:table-cell>
              <table:table-cell>
                <text:p>44</text:p>
              </table:table-cell>
              <table:table-cell>
                <text:p>12</text:p>
              </table:table-cell>
            </table:table-row>
          </table:table>
          <draw:image xlink:href="Pictures/TablePreview2.svm" xlink:type="simple" xlink:show="embed" xlink:actuate="onLoad"/>
        </draw:frame>
        <presentation:notes draw:style-name="dp3" presentation:use-date-time-name="dtd1">
          <draw:page-thumbnail draw:style-name="gr7" draw:layer="layout" svg:width="11.43cm" svg:height="8.573cm" svg:x="3.81cm" svg:y="3.175cm" draw:page-number="4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3"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Default" presentation:use-date-time-name="dtd1">
        <draw:custom-shape draw:style-name="gr234" draw:text-style-name="P16"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35" draw:text-style-name="P21" draw:layer="layout" svg:width="22.86cm" svg:height="13.693cm" svg:x="1.27cm" svg:y="3.232cm">
          <text:p><text:span text:style-name="T25"/></text:p>
          <text:p><text:span text:style-name="T8"/></text:p>
          <text:p><text:span text:style-name="T8"/></text:p>
          <text:p><text:span text:style-name="T8"/></text:p>
          <text:list text:style-name="L1">
            <text:list-item>
              <text:p text:style-name="P20"><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6"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0.229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9">Instance</text:span></text:p>
              </table:table-cell>
              <table:table-cell>
                <text:p><text:span text:style-name="T9">J(ζ)</text:span></text:p>
              </table:table-cell>
              <table:table-cell>
                <text:p><text:span text:style-name="T9">J(ζ')</text:span></text:p>
              </table:table-cell>
              <table:table-cell>
                <text:p><text:span text:style-name="T9">|ζ|</text:span></text:p>
              </table:table-cell>
              <table:table-cell>
                <text:p><text:span text:style-name="T9">|ζ'|</text:span></text:p>
              </table:table-cell>
            </table:table-row>
            <table:table-row table:style-name="ro2" table:default-cell-style-name="ce1">
              <table:table-cell>
                <text:p>transport-18</text:p>
              </table:table-cell>
              <table:table-cell>
                <text:p>34,822,104</text:p>
              </table:table-cell>
              <table:table-cell>
                <text:p>34,822,104</text:p>
              </table:table-cell>
              <table:table-cell>
                <text:p>52</text:p>
              </table:table-cell>
              <table:table-cell>
                <text:p>7</text:p>
              </table:table-cell>
            </table:table-row>
            <table:table-row table:style-name="ro2" table:default-cell-style-name="ce1">
              <table:table-cell>
                <text:p>transport-8</text:p>
              </table:table-cell>
              <table:table-cell>
                <text:p>1,220,871</text:p>
              </table:table-cell>
              <table:table-cell>
                <text:p>1,241,736</text:p>
              </table:table-cell>
              <table:table-cell>
                <text:p>46</text:p>
              </table:table-cell>
              <table:table-cell>
                <text:p>6</text:p>
              </table:table-cell>
            </table:table-row>
            <table:table-row table:style-name="ro2" table:default-cell-style-name="ce1">
              <table:table-cell>
                <text:p>transport-9</text:p>
              </table:table-cell>
              <table:table-cell>
                <text:p>26,842,936</text:p>
              </table:table-cell>
              <table:table-cell>
                <text:p>26,899,409</text:p>
              </table:table-cell>
              <table:table-cell>
                <text:p>43</text:p>
              </table:table-cell>
              <table:table-cell>
                <text:p>17</text:p>
              </table:table-cell>
            </table:table-row>
            <table:table-row table:style-name="ro2" table:default-cell-style-name="ce1">
              <table:table-cell>
                <text:p>visitall-17</text:p>
              </table:table-cell>
              <table:table-cell>
                <text:p>1,939,859</text:p>
              </table:table-cell>
              <table:table-cell>
                <text:p>2,179,377</text:p>
              </table:table-cell>
              <table:table-cell>
                <text:p>104</text:p>
              </table:table-cell>
              <table:table-cell>
                <text:p>24</text:p>
              </table:table-cell>
            </table:table-row>
            <table:table-row table:style-name="ro2" table:default-cell-style-name="ce1">
              <table:table-cell>
                <text:p>woodworking-10</text:p>
              </table:table-cell>
              <table:table-cell>
                <text:p>66,842</text:p>
              </table:table-cell>
              <table:table-cell>
                <text:p>47,835,709</text:p>
              </table:table-cell>
              <table:table-cell>
                <text:p>199</text:p>
              </table:table-cell>
              <table:table-cell>
                <text:p>2</text:p>
              </table:table-cell>
            </table:table-row>
            <table:table-row table:style-name="ro2" table:default-cell-style-name="ce1">
              <table:table-cell>
                <text:p>woodworking-11</text:p>
              </table:table-cell>
              <table:table-cell>
                <text:p>1,206,276</text:p>
              </table:table-cell>
              <table:table-cell>
                <text:p>3,698,215</text:p>
              </table:table-cell>
              <table:table-cell>
                <text:p>348</text:p>
              </table:table-cell>
              <table:table-cell>
                <text:p>2</text:p>
              </table:table-cell>
            </table:table-row>
            <table:table-row table:style-name="ro2" table:default-cell-style-name="ce1">
              <table:table-cell>
                <text:p>woodworking-6</text:p>
              </table:table-cell>
              <table:table-cell>
                <text:p>47,030</text:p>
              </table:table-cell>
              <table:table-cell>
                <text:p>195,684</text:p>
              </table:table-cell>
              <table:table-cell>
                <text:p>389</text:p>
              </table:table-cell>
              <table:table-cell>
                <text:p>3</text:p>
              </table:table-cell>
            </table:table-row>
            <table:table-row table:style-name="ro2" table:default-cell-style-name="ce1">
              <table:table-cell>
                <text:p>woodworking-7</text:p>
              </table:table-cell>
              <table:table-cell>
                <text:p>42,480</text:p>
              </table:table-cell>
              <table:table-cell>
                <text:p>231,019</text:p>
              </table:table-cell>
              <table:table-cell>
                <text:p>110</text:p>
              </table:table-cell>
              <table:table-cell>
                <text:p>3</text:p>
              </table:table-cell>
            </table:table-row>
            <table:table-row table:style-name="ro2" table:default-cell-style-name="ce1">
              <table:table-cell>
                <text:p>woodworking-9</text:p>
              </table:table-cell>
              <table:table-cell>
                <text:p>280,849</text:p>
              </table:table-cell>
              <table:table-cell>
                <text:p>10,807,761</text:p>
              </table:table-cell>
              <table:table-cell>
                <text:p>330</text:p>
              </table:table-cell>
              <table:table-cell>
                <text:p>3</text:p>
              </table:table-cell>
            </table:table-row>
          </table:table>
          <draw:image xlink:href="Pictures/TablePreview3.svm" xlink:type="simple" xlink:show="embed" xlink:actuate="onLoad"/>
        </draw:frame>
        <presentation:notes draw:style-name="dp3" presentation:use-date-time-name="dtd1">
          <draw:page-thumbnail draw:style-name="gr7" draw:layer="layout" svg:width="11.43cm" svg:height="8.573cm" svg:x="3.81cm" svg:y="3.175cm" draw:page-number="4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8"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Default" presentation:use-date-time-name="dtd1">
        <draw:custom-shape draw:style-name="gr239" draw:text-style-name="P16"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0" draw:text-style-name="P21" draw:layer="layout" svg:width="22.86cm" svg:height="13.693cm" svg:x="1.27cm" svg:y="3.232cm">
          <text:p><text:span text:style-name="T8">1.- Verify whether the approximations </text:span><text:span text:style-name="T10">Ĵ</text:span><text:span text:style-name="T8"> of </text:span><text:span text:style-name="T10">J</text:span><text:span text:style-name="T8"> provided by SS allow GHS to make near-optimal subset selections</text:span></text:p>
          <text:p><text:span text:style-name="T8"/></text:p>
          <text:p><text:span text:style-name="T8"/></text:p>
          <text:p><text:span text:style-name="T8"/></text:p>
          <text:list text:style-name="L1">
            <text:list-item>
              <text:p text:style-name="P20"><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1"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9">Instance</text:span></text:p>
              </table:table-cell>
              <table:table-cell>
                <text:p><text:span text:style-name="T9">J(ζ)</text:span></text:p>
              </table:table-cell>
              <table:table-cell>
                <text:p><text:span text:style-name="T9">J(ζ')</text:span></text:p>
              </table:table-cell>
              <table:table-cell>
                <text:p><text:span text:style-name="T9">|ζ|</text:span></text:p>
              </table:table-cell>
              <table:table-cell>
                <text:p><text:span text:style-name="T9">|ζ'|</text:span></text:p>
              </table:table-cell>
            </table:table-row>
            <table:table-row table:style-name="ro2" table:default-cell-style-name="ce1">
              <table:table-cell>
                <text:p><text:span text:style-name="T9">barman-1</text:span></text:p>
              </table:table-cell>
              <table:table-cell>
                <text:p><text:span text:style-name="T9">7,672,931</text:span></text:p>
              </table:table-cell>
              <table:table-cell>
                <text:p><text:span text:style-name="T9">7,673,451</text:span></text:p>
              </table:table-cell>
              <table:table-cell>
                <text:p><text:span text:style-name="T9">348</text:span></text:p>
              </table:table-cell>
              <table:table-cell>
                <text:p><text:span text:style-name="T9">38</text:span></text:p>
              </table:table-cell>
            </table:table-row>
            <table:table-row table:style-name="ro2" table:default-cell-style-name="ce1">
              <table:table-cell>
                <text:p><text:span text:style-name="T9">barman-2</text:span></text:p>
              </table:table-cell>
              <table:table-cell>
                <text:p><text:span text:style-name="T9">6,998,364</text:span></text:p>
              </table:table-cell>
              <table:table-cell>
                <text:p><text:span text:style-name="T9">6,998,395</text:span></text:p>
              </table:table-cell>
              <table:table-cell>
                <text:p><text:span text:style-name="T9">365</text:span></text:p>
              </table:table-cell>
              <table:table-cell>
                <text:p><text:span text:style-name="T9">34</text:span></text:p>
              </table:table-cell>
            </table:table-row>
            <table:table-row table:style-name="ro2" table:default-cell-style-name="ce1">
              <table:table-cell>
                <text:p><text:span text:style-name="T9">barman-3</text:span></text:p>
              </table:table-cell>
              <table:table-cell>
                <text:p><text:span text:style-name="T9">6,972,471</text:span></text:p>
              </table:table-cell>
              <table:table-cell>
                <text:p><text:span text:style-name="T9">6,972,849</text:span></text:p>
              </table:table-cell>
              <table:table-cell>
                <text:p><text:span text:style-name="T9">365</text:span></text:p>
              </table:table-cell>
              <table:table-cell>
                <text:p><text:span text:style-name="T9">39</text:span></text:p>
              </table:table-cell>
            </table:table-row>
            <table:table-row table:style-name="ro2" table:default-cell-style-name="ce1">
              <table:table-cell>
                <text:p><text:span text:style-name="T9">barman-4</text:span></text:p>
              </table:table-cell>
              <table:table-cell>
                <text:p><text:span text:style-name="T9">6,911,404</text:span></text:p>
              </table:table-cell>
              <table:table-cell>
                <text:p><text:span text:style-name="T9">6,911,496</text:span></text:p>
              </table:table-cell>
              <table:table-cell>
                <text:p><text:span text:style-name="T9">351</text:span></text:p>
              </table:table-cell>
              <table:table-cell>
                <text:p><text:span text:style-name="T9">30</text:span></text:p>
              </table:table-cell>
            </table:table-row>
            <table:table-row table:style-name="ro2" table:default-cell-style-name="ce1">
              <table:table-cell>
                <text:p><text:span text:style-name="T9">elevators-15</text:span></text:p>
              </table:table-cell>
              <table:table-cell>
                <text:p><text:span text:style-name="T9">1,709,038</text:span></text:p>
              </table:table-cell>
              <table:table-cell>
                <text:p><text:span text:style-name="T9">1,740,998</text:span></text:p>
              </table:table-cell>
              <table:table-cell>
                <text:p><text:span text:style-name="T9">46</text:span></text:p>
              </table:table-cell>
              <table:table-cell>
                <text:p><text:span text:style-name="T9">20</text:span></text:p>
              </table:table-cell>
            </table:table-row>
            <table:table-row table:style-name="ro2" table:default-cell-style-name="ce1">
              <table:table-cell>
                <text:p><text:span text:style-name="T9">floortile-4</text:span></text:p>
              </table:table-cell>
              <table:table-cell>
                <text:p><text:span text:style-name="T9">34,175,502</text:span></text:p>
              </table:table-cell>
              <table:table-cell>
                <text:p><text:span text:style-name="T9">34,175,578</text:span></text:p>
              </table:table-cell>
              <table:table-cell>
                <text:p><text:span text:style-name="T9">43</text:span></text:p>
              </table:table-cell>
              <table:table-cell>
                <text:p><text:span text:style-name="T9">37</text:span></text:p>
              </table:table-cell>
            </table:table-row>
            <table:table-row table:style-name="ro2" table:default-cell-style-name="ce1">
              <table:table-cell>
                <text:p><text:span text:style-name="T9">openstacks-10</text:span></text:p>
              </table:table-cell>
              <table:table-cell>
                <text:p><text:span text:style-name="T9">449,132</text:span></text:p>
              </table:table-cell>
              <table:table-cell>
                <text:p><text:span text:style-name="T9">449,132</text:span></text:p>
              </table:table-cell>
              <table:table-cell>
                <text:p><text:span text:style-name="T9">106</text:span></text:p>
              </table:table-cell>
              <table:table-cell>
                <text:p><text:span text:style-name="T9">1</text:span></text:p>
              </table:table-cell>
            </table:table-row>
            <table:table-row table:style-name="ro2" table:default-cell-style-name="ce1">
              <table:table-cell>
                <text:p><text:span text:style-name="T9">openstacks-12</text:span></text:p>
              </table:table-cell>
              <table:table-cell>
                <text:p><text:span text:style-name="T9">1,312,457</text:span></text:p>
              </table:table-cell>
              <table:table-cell>
                <text:p><text:span text:style-name="T9">1,312,457</text:span></text:p>
              </table:table-cell>
              <table:table-cell>
                <text:p><text:span text:style-name="T9">139</text:span></text:p>
              </table:table-cell>
              <table:table-cell>
                <text:p><text:span text:style-name="T9">1</text:span></text:p>
              </table:table-cell>
            </table:table-row>
            <table:table-row table:style-name="ro2" table:default-cell-style-name="ce1">
              <table:table-cell>
                <text:p><text:span text:style-name="T9">openstacks-14</text:span></text:p>
              </table:table-cell>
              <table:table-cell>
                <text:p><text:span text:style-name="T9">48,877</text:span></text:p>
              </table:table-cell>
              <table:table-cell>
                <text:p><text:span text:style-name="T9">48,877</text:span></text:p>
              </table:table-cell>
              <table:table-cell>
                <text:p><text:span text:style-name="T9">111</text:span></text:p>
              </table:table-cell>
              <table:table-cell>
                <text:p><text:span text:style-name="T9">1</text:span></text:p>
              </table:table-cell>
            </table:table-row>
            <table:table-row table:style-name="ro2" table:default-cell-style-name="ce1">
              <table:table-cell>
                <text:p><text:span text:style-name="T9">openstacks-6</text:span></text:p>
              </table:table-cell>
              <table:table-cell>
                <text:p><text:span text:style-name="T9">387,675</text:span></text:p>
              </table:table-cell>
              <table:table-cell>
                <text:p><text:span text:style-name="T9">387,675</text:span></text:p>
              </table:table-cell>
              <table:table-cell>
                <text:p><text:span text:style-name="T9">76</text:span></text:p>
              </table:table-cell>
              <table:table-cell>
                <text:p><text:span text:style-name="T9">1</text:span></text:p>
              </table:table-cell>
            </table:table-row>
            <table:table-row table:style-name="ro2" table:default-cell-style-name="ce1">
              <table:table-cell>
                <text:p><text:span text:style-name="T9">openstacks-7</text:span></text:p>
              </table:table-cell>
              <table:table-cell>
                <text:p><text:span text:style-name="T9">21,097</text:span></text:p>
              </table:table-cell>
              <table:table-cell>
                <text:p><text:span text:style-name="T9">21,097</text:span></text:p>
              </table:table-cell>
              <table:table-cell>
                <text:p><text:span text:style-name="T9">106</text:span></text:p>
              </table:table-cell>
              <table:table-cell>
                <text:p><text:span text:style-name="T9">1</text:span></text:p>
              </table:table-cell>
            </table:table-row>
          </table:table>
          <draw:image xlink:href="Pictures/TablePreview4.svm" xlink:type="simple" xlink:show="embed" xlink:actuate="onLoad"/>
        </draw:frame>
        <presentation:notes draw:style-name="dp3" presentation:use-date-time-name="dtd1">
          <draw:page-thumbnail draw:style-name="gr7" draw:layer="layout" svg:width="11.43cm" svg:height="8.573cm" svg:x="3.81cm" svg:y="3.175cm" draw:page-number="4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3"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Default" presentation:use-date-time-name="dtd1">
        <draw:custom-shape draw:style-name="gr244" draw:text-style-name="P16"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5" draw:text-style-name="P21" draw:layer="layout" svg:width="22.86cm" svg:height="13.693cm" svg:x="1.27cm" svg:y="3.232cm">
          <text:p><text:span text:style-name="T8">2.- Compare GHS using different sets of heuristics to current state-of-the-art planners.</text:span></text:p>
          <text:p><text:span text:style-name="T8"/></text:p>
          <text:p><text:span text:style-name="T8"><text:s text:c="2"/></text:span></text:p>
          <text:p><text:span text:style-name="T8"/></text:p>
          <text:list text:style-name="L1">
            <text:list-item>
              <text:p text:style-name="P20"><text:span text:style-name="T8"/></text:p>
            </text:list-item>
            <text:list-item>
              <text:p text:style-name="P20"><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6"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8"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Default" presentation:use-date-time-name="dtd1">
        <draw:custom-shape draw:style-name="gr249" draw:text-style-name="P16"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250" draw:text-style-name="P21"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20"><text:span text:style-name="T8"/></text:p>
            </text:list-item>
            <text:list-item>
              <text:p text:style-name="P20"><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1"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3"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Default" presentation:use-date-time-name="dtd1">
        <draw:custom-shape draw:style-name="gr254" draw:text-style-name="P16"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55" draw:text-style-name="P17" draw:layer="layout" svg:width="22.86cm" svg:height="13.693cm" svg:x="1.27cm" svg:y="3.232cm">
          <text:list text:style-name="L1">
            <text:list-header>
              <text:p text:style-name="P20"><text:span text:style-name="T15">During the last few decades companies such as: Facebook, Google, and Microsoft had been interested in Artificial Intelligence (AI). Why? Because they think that more intelligent services will be much more useful for everybody. </text:span></text:p>
              <text:p text:style-name="P20"><text:span text:style-name="T15"/></text:p>
              <text:p text:style-name="P20"><text:span text:style-name="T15"/></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6"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8" draw:text-style-name="P19"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Default" presentation:use-date-time-name="dtd1">
        <draw:custom-shape draw:style-name="gr259"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60" draw:text-style-name="P14" draw:layer="layout" svg:width="22.86cm" svg:height="13.693cm" svg:x="1.27cm" svg:y="3.232cm">
          <text:list text:style-name="L1">
            <text:list-header>
              <text:p text:style-name="P20"><text:span text:style-name="T15">Into AI there are particular areas such as: Planning and Heuristic Search. </text:span></text:p>
              <text:p text:style-name="P20"><text:span text:style-name="T15"/></text:p>
              <text:p text:style-name="P20"><text:span text:style-name="T15">Planning is the sequence of actions to accomplish the goal. The core problem of AI is to reason about actions.</text:span></text:p>
              <text:p text:style-name="P20"><text:span text:style-name="T15"/></text:p>
              <text:p text:style-name="P20"><text:span text:style-name="T15">Heuristic Search prioritize open nodes with heuristic and heuristic is the cost of path from state to closest goal state. </text:span></text:p>
              <text:p text:style-name="P20"><text:span text:style-name="T15"/></text:p>
              <text:p text:style-name="P20"><text:span text:style-name="T15"/></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1"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3" draw:text-style-name="P15"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50" draw:style-name="dp1" draw:master-page-name="Default" presentation:use-date-time-name="dtd1">
        <draw:custom-shape draw:style-name="gr264"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65" draw:text-style-name="P14" draw:layer="layout" svg:width="22.86cm" svg:height="13.693cm" svg:x="1.27cm" svg:y="3.232cm">
          <text:list text:style-name="L1">
            <text:list-header>
              <text:p text:style-name="P20"><text:span text:style-name="T15">Now </text:span></text:p>
              <text:p text:style-name="P20"><text:span text:style-name="T15"/></text:p>
              <text:p text:style-name="P20"><text:span text:style-name="T15"/></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8" draw:text-style-name="P15"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51" draw:style-name="dp1" draw:master-page-name="Default" presentation:use-date-time-name="dtd1">
        <draw:custom-shape draw:style-name="gr269"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70" draw:text-style-name="P14" draw:layer="layout" svg:width="22.86cm" svg:height="13.693cm" svg:x="1.27cm" svg:y="3.232cm">
          <text:list text:style-name="L1">
            <text:list-header>
              <text:p text:style-name="P20"><text:span text:style-name="T15">What is an Heuristic?</text:span></text:p>
              <text:p text:style-name="P20"><text:span text:style-name="T15"/></text:p>
              <text:p text:style-name="P20"><text:span text:style-name="T15">Distance from one State in the search space to the goal.</text:span></text:p>
              <text:p text:style-name="P20"><text:span text:style-name="T15"/></text:p>
              <text:p text:style-name="P20"><text:span text:style-name="T15"/></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71"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73" draw:text-style-name="P15"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52" draw:style-name="dp1" draw:master-page-name="Default" presentation:use-date-time-name="dtd1">
        <draw:custom-shape draw:style-name="gr274"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75" draw:text-style-name="P14" draw:layer="layout" svg:width="22.86cm" svg:height="13.693cm" svg:x="1.27cm" svg:y="3.232cm">
          <text:list text:style-name="L1">
            <text:list-header>
              <text:p text:style-name="P20"><text:span text:style-name="T15">The typical approach to solve a problem is using one consistent and admissible heuristic.</text:span></text:p>
              <text:p text:style-name="P20"><text:span text:style-name="T15"/></text:p>
              <text:p text:style-name="P20"><text:span text:style-name="T15">We want to go beyond of the tipical approach. During the search we want to use the most promising heuristics from a large set of heuristics that could hundreds or even thousend of them. </text:span></text:p>
              <text:p text:style-name="P20"><text:span text:style-name="T15"/></text:p>
              <text:p text:style-name="P20"><text:span text:style-name="T15"/></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7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78" draw:text-style-name="P15"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53" draw:style-name="dp1" draw:master-page-name="Default" presentation:use-date-time-name="dtd1">
        <draw:custom-shape draw:style-name="gr279" draw:text-style-name="P10" draw:layer="layout" svg:width="22.86cm" svg:height="3.175cm" svg:x="1.27cm" svg:y="0.763cm">
          <text:list text:style-name="L1">
            <text:list-header>
              <text:p text:style-name="P1"><text:span text:style-name="T5">Approaches</text:span></text:p>
            </text:list-header>
          </text:list>
          <draw:enhanced-geometry svg:viewBox="0 0 21600 21600" draw:type="mso-spt202" draw:enhanced-path="M 0 0 L 21600 0 21600 21600 0 21600 0 0 Z N"/>
        </draw:custom-shape>
        <draw:custom-shape draw:style-name="gr280" draw:text-style-name="P14" draw:layer="layout" svg:width="22.86cm" svg:height="13.693cm" svg:x="1.27cm" svg:y="3.232cm">
          <text:list text:style-name="L7">
            <text:list-item>
              <text:p text:style-name="P20"><text:span text:style-name="T15">Speed Based:</text:span></text:p>
            </text:list-item>
          </text:list>
          <text:list text:style-name="L8">
            <text:list-item>
              <text:list>
                <text:list-item>
                  <text:p text:style-name="P27"><text:span text:style-name="T26">Techniques are adptations of techniques from time-constrained search to estimate search progress.</text:span></text:p>
                </text:list-item>
              </text:list>
            </text:list-item>
          </text:list>
          <text:list text:style-name="L7">
            <text:list-item>
              <text:p text:style-name="P28"><text:span text:style-name="T15">Path Based: f(n) = g(n) + h(n)</text:span></text:p>
            </text:list-item>
          </text:list>
          <text:list text:style-name="L8">
            <text:list-item>
              <text:list>
                <text:list-item>
                  <text:p text:style-name="P27"><text:span text:style-name="T26">g(n) Expanded cost</text:span></text:p>
                </text:list-item>
                <text:list-item>
                  <text:p text:style-name="P27"><text:span text:style-name="T26">h(n) <text:s/>Cost to go</text:span></text:p>
                </text:list-item>
              </text:list>
            </text:list-item>
          </text:list>
          <text:list text:style-name="L7">
            <text:list-item>
              <text:p text:style-name="P28"><text:span text:style-name="T15">Distribution Based</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1"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8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3" draw:text-style-name="P15"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54" draw:style-name="dp1" draw:master-page-name="Default" presentation:use-date-time-name="dtd1">
        <draw:custom-shape draw:style-name="gr284" draw:text-style-name="P16"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285" draw:text-style-name="P21"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list text:style-name="L1">
            <text:list-item>
              <text:p text:style-name="P20"><text:span text:style-name="T8"/></text:p>
              <text:p text:style-name="P20"><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6" draw:text-style-name="P18"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8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8" draw:text-style-name="P19"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4" draw:display-name="Dashed (var) 4" draw:style="rect" draw:dots2="1" draw:dots2-length="0.176cm" draw:distance="0.13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8-04T10:53:44.316621835</dc:date>
    <meta:editing-cycles>590</meta:editing-cycles>
    <meta:editing-duration>P4DT14H9M28S</meta:editing-duration>
    <meta:generator>LibreOffice/4.3.7.2$Linux_X86_64 LibreOffice_project/430m0$Build-2</meta:generator>
    <meta:document-statistic meta:object-count="823"/>
  </office:meta>
</office:document-meta>
</file>